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style:font-name-asian="Geneva" style:font-size-asian="12pt" style:font-name-complex="Geneva"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officeooo:paragraph-rsid="002172e8" style:font-name-asian="Geneva" style:font-size-asian="12pt" style:font-name-complex="Geneva"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officeooo:rsid="001aab40" officeooo:paragraph-rsid="001aab40" style:font-name-asian="Geneva" style:font-size-asian="12pt" style:font-name-complex="Geneva"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officeooo:rsid="002172e8" officeooo:paragraph-rsid="002172e8" style:font-name-asian="Geneva" style:font-size-asian="12pt" style:font-name-complex="Geneva"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officeooo:rsid="0038caf6" officeooo:paragraph-rsid="0038caf6" style:font-name-asian="Geneva" style:font-size-asian="12pt" style:font-name-complex="Geneva"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style:text-underline-style="solid" style:text-underline-width="auto" style:text-underline-color="font-color" style:font-name-asian="Geneva" style:font-size-asian="12pt" style:font-name-complex="Geneva"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style:text-underline-style="none" fo:font-weight="normal" officeooo:rsid="001e5992" officeooo:paragraph-rsid="001e5992" style:font-name-asian="Geneva" style:font-size-asian="12pt" style:font-weight-asian="normal" style:font-name-complex="Geneva" style:font-size-complex="12pt"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style:text-underline-style="none" fo:font-weight="normal" officeooo:rsid="002172e8" officeooo:paragraph-rsid="001e5992" style:font-name-asian="Geneva" style:font-size-asian="12pt" style:font-weight-asian="normal" style:font-name-complex="Geneva" style:font-size-complex="12pt" style:font-weight-complex="normal"/>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style:font-name-asian="Geneva" style:font-size-asian="12pt" style:font-name-complex="Geneva"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paragraph-rsid="0024484d" style:font-name-asian="Geneva" style:font-size-asian="12pt" style:font-name-complex="Geneva"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paragraph-rsid="002b0350" style:font-name-asian="Geneva" style:font-size-asian="12pt" style:font-name-complex="Geneva"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paragraph-rsid="00359115" style:font-name-asian="Geneva" style:font-size-asian="12pt" style:font-name-complex="Geneva"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paragraph-rsid="00379c51" style:font-name-asian="Geneva" style:font-size-asian="12pt" style:font-name-complex="Geneva"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rsid="001aab40" officeooo:paragraph-rsid="001aab40" style:font-name-asian="Geneva" style:font-size-asian="12pt" style:font-name-complex="Geneva"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rsid="002172e8" officeooo:paragraph-rsid="002172e8" style:font-name-asian="Geneva" style:font-size-asian="12pt" style:font-name-complex="Geneva"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rsid="00451b95" officeooo:paragraph-rsid="00451b95" style:font-name-asian="Geneva" style:font-size-asian="12pt" style:font-name-complex="Geneva"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1665in"/>
          <style:tab-stop style:position="0.5in"/>
        </style:tab-stops>
      </style:paragraph-properties>
      <style:text-properties fo:color="#c9211e" style:text-line-through-style="none" style:text-line-through-type="none" style:font-name="Geneva" fo:font-size="12pt" fo:font-style="normal" fo:font-weight="normal" officeooo:rsid="0028a56e" officeooo:paragraph-rsid="002c7354" style:font-name-asian="Geneva" style:font-size-asian="12pt" style:font-style-asian="normal" style:font-weight-asian="normal" style:font-name-complex="Geneva"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fo:font-weight="bold" officeooo:rsid="001aab40" officeooo:paragraph-rsid="001aab40" style:font-name-asian="Geneva" style:font-size-asian="12pt" style:font-weight-asian="bold" style:font-name-complex="Geneva"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fo:font-weight="bold" officeooo:rsid="001e5992" officeooo:paragraph-rsid="001e5992" style:font-name-asian="Geneva" style:font-size-asian="12pt" style:font-weight-asian="bold" style:font-name-complex="Geneva" style:font-size-complex="12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fo:font-weight="normal" officeooo:rsid="001e5992" officeooo:paragraph-rsid="001e5992" style:font-name-asian="Geneva" style:font-size-asian="12pt" style:font-weight-asian="normal" style:font-name-complex="Geneva" style:font-size-complex="12pt" style:font-weight-complex="normal"/>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style:text-underline-style="none" fo:font-weight="normal" officeooo:rsid="001e5992" officeooo:paragraph-rsid="001e5992" style:font-name-asian="Geneva" style:font-size-asian="12pt" style:font-weight-asian="normal" style:font-name-complex="Geneva" style:font-size-complex="12pt" style:font-weight-complex="normal"/>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style:text-underline-style="none" fo:font-weight="normal" officeooo:rsid="002172e8" officeooo:paragraph-rsid="001e5992" style:font-name-asian="Geneva" style:font-size-asian="12pt" style:font-weight-asian="normal" style:font-name-complex="Geneva" style:font-size-complex="12pt" style:font-weight-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style:text-underline-style="none" fo:font-weight="normal" officeooo:rsid="001fe5b1" officeooo:paragraph-rsid="001e5992" style:font-name-asian="Geneva" style:font-size-asian="12pt" style:font-weight-asian="normal" style:font-name-complex="Geneva" style:font-size-complex="12pt"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style:text-underline-style="none" fo:font-weight="bold" officeooo:rsid="002172e8" officeooo:paragraph-rsid="002172e8" style:font-name-asian="Geneva" style:font-size-asian="12pt" style:font-weight-asian="bold" style:font-name-complex="Geneva" style:font-size-complex="12pt" style:font-weight-complex="bold"/>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Arial1" fo:font-size="12pt" fo:font-style="normal" fo:font-weight="normal" style:font-name-asian="Geneva" style:font-size-asian="12pt" style:font-style-asian="normal" style:font-weight-asian="normal" style:font-name-complex="Geneva"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officeooo:paragraph-rsid="001aab40"/>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officeooo:rsid="001aab40" officeooo:paragraph-rsid="001aab40"/>
    </style:style>
    <style:style style:name="P29" style:family="paragraph" style:parent-style-name="Standard">
      <style:paragraph-properties fo:margin-left="0in" fo:margin-right="0in" fo:text-indent="0in" style:auto-text-indent="false"/>
      <style:text-properties fo:color="#c9211e" style:font-name="Arial1" fo:font-size="12pt" fo:font-style="normal" fo:font-weight="normal" officeooo:rsid="002eddef" officeooo:paragraph-rsid="002eddef" style:font-size-asian="12pt" style:font-style-asian="normal" style:font-weight-asian="normal"/>
    </style:style>
    <style:style style:name="P30" style:family="paragraph" style:parent-style-name="Standard">
      <style:text-properties style:font-name="Arial1" fo:font-size="12pt" fo:font-style="normal" fo:font-weight="normal" style:font-size-asian="12pt" style:font-style-asian="normal" style:font-weight-asian="normal"/>
    </style:style>
    <style:style style:name="P31" style:family="paragraph" style:parent-style-name="Standard">
      <style:paragraph-properties fo:margin-left="0in" fo:margin-right="0in" fo:text-indent="0.5in" style:auto-text-indent="false"/>
      <style:text-properties style:font-name="Arial1" fo:font-size="12pt" fo:font-style="normal" fo:font-weight="normal" style:font-size-asian="12pt" style:font-style-asian="normal" style:font-weight-asian="normal"/>
    </style:style>
    <style:style style:name="P32" style:family="paragraph" style:parent-style-name="Standard">
      <style:paragraph-properties fo:margin-left="0in" fo:margin-right="0in" fo:text-indent="0.5in" style:auto-text-indent="false"/>
      <style:text-properties fo:color="#c9211e"/>
    </style:style>
    <style:style style:name="P33" style:family="paragraph" style:parent-style-name="Standard">
      <style:paragraph-properties fo:margin-left="0in" fo:margin-right="0in" fo:text-indent="0.5in" style:auto-text-indent="false"/>
      <style:text-properties fo:color="#c9211e" style:font-name="Arial1" fo:font-size="12pt" fo:font-style="normal" fo:font-weight="normal" style:font-size-asian="12pt" style:font-style-asian="normal" style:font-weight-asian="normal"/>
    </style:style>
    <style:style style:name="P34" style:family="paragraph" style:parent-style-name="Standard">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style:font-size-asian="12pt" style:font-style-asian="normal" style:font-weight-asian="normal"/>
    </style:style>
    <style:style style:name="P35"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c9211e" style:text-line-through-style="none" style:text-line-through-type="none" style:font-name="Geneva" fo:font-size="12pt" officeooo:rsid="0024484d" officeooo:paragraph-rsid="0024484d" style:font-name-asian="Geneva" style:font-size-asian="12pt" style:font-name-complex="Geneva" style:font-size-complex="12pt"/>
    </style:style>
    <style:style style:name="P3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officeooo:rsid="002172e8" officeooo:paragraph-rsid="002172e8" style:font-name-asian="Geneva" style:font-size-asian="12pt" style:font-name-complex="Geneva" style:font-size-complex="12pt"/>
    </style:style>
    <style:style style:name="P3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style:font-name-asian="Geneva" style:font-size-asian="12pt" style:font-name-complex="Geneva" style:font-size-complex="12pt"/>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Geneva" fo:font-size="12pt" style:text-underline-style="solid" style:text-underline-width="auto" style:text-underline-color="font-color" style:font-name-asian="Geneva" style:font-size-asian="12pt" style:font-name-complex="Geneva" style:font-size-complex="12pt"/>
    </style:style>
    <style:style style:name="P3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Arial1" fo:font-size="12pt" fo:font-style="normal" fo:font-weight="normal" officeooo:rsid="002172e8" officeooo:paragraph-rsid="002172e8" style:font-name-asian="Arial3" style:font-size-asian="12pt" style:font-style-asian="normal" style:font-weight-asian="normal" style:font-name-complex="Arial3" style:font-size-complex="12pt"/>
    </style:style>
    <style:style style:name="P4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font-name="Arial1" fo:font-size="12pt" fo:font-style="normal" fo:font-weight="normal" officeooo:rsid="002172e8" officeooo:paragraph-rsid="002172e8" style:font-name-asian="Geneva" style:font-size-asian="12pt" style:font-style-asian="normal" style:font-weight-asian="normal" style:font-name-complex="Geneva" style:font-size-complex="12pt"/>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c9211e" style:text-line-through-style="none" style:text-line-through-type="none"/>
    </style:style>
    <style:style style:name="P4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font-name="Geneva" fo:font-size="12pt" style:font-name-asian="Geneva" style:font-size-asian="12pt" style:font-name-complex="Geneva" style:font-size-complex="12pt"/>
    </style:style>
    <style:style style:name="P43" style:family="paragraph" style:parent-style-name="Standard">
      <style:text-properties fo:color="#c9211e"/>
    </style:style>
    <style:style style:name="P44" style:family="paragraph" style:parent-style-name="Standard" style:list-style-name="WWNum2">
      <style:paragraph-properties>
        <style:tab-stops>
          <style:tab-stop style:position="0.1665in"/>
          <style:tab-stop style:position="0.5in"/>
        </style:tab-stops>
      </style:paragraph-properties>
      <style:text-properties fo:color="#c9211e"/>
    </style:style>
    <style:style style:name="P45" style:family="paragraph" style:parent-style-name="Standard">
      <style:text-properties fo:color="#c9211e" style:font-name="Arial1" fo:font-size="12pt" fo:font-style="normal" fo:font-weight="normal" style:font-size-asian="12pt" style:font-style-asian="normal" style:font-weight-asian="normal"/>
    </style:style>
    <style:style style:name="P46"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style:font-size-asian="12pt" style:font-style-asian="normal" style:font-weight-asian="normal"/>
    </style:style>
    <style:style style:name="P47"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officeooo:paragraph-rsid="002ed523" style:font-size-asian="12pt" style:font-style-asian="normal" style:font-weight-asian="normal"/>
    </style:style>
    <style:style style:name="P48"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officeooo:paragraph-rsid="002eddef" style:font-size-asian="12pt" style:font-style-asian="normal" style:font-weight-asian="normal"/>
    </style:style>
    <style:style style:name="P49" style:family="paragraph" style:parent-style-name="Standard" style:list-style-name="WWNum2">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style:font-size-asian="12pt" style:font-style-asian="normal" style:font-weight-asian="normal"/>
    </style:style>
    <style:style style:name="P50" style:family="paragraph" style:parent-style-name="Standard" style:list-style-name="WWNum3">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style:font-size-asian="12pt" style:font-style-asian="normal" style:font-weight-asian="normal"/>
    </style:style>
    <style:style style:name="P51"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officeooo:rsid="002ed523" officeooo:paragraph-rsid="002ed523" style:font-size-asian="12pt" style:font-style-asian="normal" style:font-weight-asian="normal"/>
    </style:style>
    <style:style style:name="P52"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style:font-name-asian="Arial3" style:font-size-asian="12pt" style:font-style-asian="normal" style:font-weight-asian="normal" style:font-name-complex="Arial3"/>
    </style:style>
    <style:style style:name="P53"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officeooo:paragraph-rsid="002e5d76" style:font-name-asian="Arial3" style:font-size-asian="12pt" style:font-style-asian="normal" style:font-weight-asian="normal" style:font-name-complex="Arial3"/>
    </style:style>
    <style:style style:name="P54"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font-name="Arial1" fo:font-size="12pt" fo:font-style="normal" fo:font-weight="normal" officeooo:paragraph-rsid="002ed523" style:font-name-asian="Arial3" style:font-size-asian="12pt" style:font-style-asian="normal" style:font-weight-asian="normal" style:font-name-complex="Arial3"/>
    </style:style>
    <style:style style:name="P55"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style:style>
    <style:style style:name="P56" style:family="paragraph" style:parent-style-name="Standard" style:list-style-name="WWNum1">
      <style:paragraph-properties fo:margin-left="0in" fo:margin-right="0in" fo:text-indent="-0.5in" style:auto-text-indent="false">
        <style:tab-stops>
          <style:tab-stop style:position="0.1665in"/>
          <style:tab-stop style:position="0.5in"/>
        </style:tab-stops>
      </style:paragraph-properties>
      <style:text-properties fo:color="#c9211e" officeooo:paragraph-rsid="002ed523"/>
    </style:style>
    <style:style style:name="P57" style:family="paragraph" style:parent-style-name="Standard" style:list-style-name="WWNum2">
      <style:paragraph-properties fo:margin-left="0in" fo:margin-right="0in" fo:text-indent="-0.5in" style:auto-text-indent="false">
        <style:tab-stops>
          <style:tab-stop style:position="0.1665in"/>
          <style:tab-stop style:position="0.5in"/>
        </style:tab-stops>
      </style:paragraph-properties>
      <style:text-properties fo:color="#c9211e"/>
    </style:style>
    <style:style style:name="P58" style:family="paragraph" style:parent-style-name="Standard" style:list-style-name="WWNum1">
      <style:paragraph-properties fo:margin-left="-0.5in" fo:margin-right="0in" fo:text-indent="0in" style:auto-text-indent="false">
        <style:tab-stops>
          <style:tab-stop style:position="0.1665in"/>
          <style:tab-stop style:position="0.5in"/>
        </style:tab-stops>
      </style:paragraph-properties>
      <style:text-properties style:font-name="Arial1" fo:font-size="12pt" fo:font-style="normal" fo:font-weight="normal" officeooo:paragraph-rsid="002ed523" style:font-name-asian="Arial3" style:font-size-asian="12pt" style:font-style-asian="normal" style:font-weight-asian="normal" style:font-name-complex="Arial3"/>
    </style:style>
    <style:style style:name="P59" style:family="paragraph" style:parent-style-name="Standard">
      <style:paragraph-properties fo:margin-left="0in" fo:margin-right="0in" fo:text-indent="0.5in" style:auto-text-indent="false"/>
      <style:text-properties fo:color="#c9211e" style:font-name="Arial1" fo:font-size="12pt" fo:font-style="italic" fo:font-weight="normal" style:font-name-asian="Arial3" style:font-size-asian="12pt" style:font-style-asian="italic" style:font-weight-asian="normal" style:font-name-complex="Arial3"/>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text-indent="0.5in" style:text-autospace="none"/>
    </style:style>
    <style:style style:name="T1" style:family="text">
      <style:text-properties fo:color="#000000" style:font-name="Geneva" fo:font-size="12pt" style:font-name-asian="Geneva" style:font-size-asian="12pt" style:font-name-complex="Geneva" style:font-size-complex="12pt"/>
    </style:style>
    <style:style style:name="T2" style:family="text">
      <style:text-properties fo:color="#000000" style:font-name="Geneva" fo:font-size="12pt" style:text-underline-style="solid" style:text-underline-width="auto" style:text-underline-color="font-color" style:font-name-asian="Geneva" style:font-size-asian="12pt" style:font-name-complex="Geneva" style:font-size-complex="12pt"/>
    </style:style>
    <style:style style:name="T3" style:family="text">
      <style:text-properties style:font-name="Arial1" fo:font-size="12pt" fo:font-style="normal" fo:font-weight="normal" style:font-size-asian="12pt" style:font-style-asian="normal" style:font-weight-asian="normal"/>
    </style:style>
    <style:style style:name="T4" style:family="text">
      <style:text-properties style:font-name="Arial1" fo:font-size="12pt" fo:font-style="normal" fo:font-weight="normal" style:font-name-asian="Arial3" style:font-size-asian="12pt" style:font-style-asian="normal" style:font-weight-asian="normal" style:font-name-complex="Arial3"/>
    </style:style>
    <style:style style:name="T5" style:family="text">
      <style:text-properties style:font-name="Arial1" fo:font-style="normal" fo:font-weight="normal" style:font-style-asian="normal" style:font-weight-asian="normal"/>
    </style:style>
    <style:style style:name="T6" style:family="text">
      <style:text-properties style:font-name="Arial1" fo:font-style="normal" fo:font-weight="normal" style:font-name-asian="Arial3" style:font-style-asian="normal" style:font-weight-asian="normal" style:font-name-complex="Arial3"/>
    </style:style>
    <style:style style:name="T7" style:family="text">
      <style:text-properties officeooo:rsid="001d0660"/>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fe5b1" style:font-weight-asian="normal" style:font-weight-complex="normal"/>
    </style:style>
    <style:style style:name="T12" style:family="text">
      <style:text-properties style:text-underline-style="none" fo:font-weight="normal" officeooo:rsid="002172e8" style:font-weight-asian="normal" style:font-weight-complex="normal"/>
    </style:style>
    <style:style style:name="T13" style:family="text">
      <style:text-properties fo:color="#c9211e"/>
    </style:style>
    <style:style style:name="T14" style:family="text">
      <style:text-properties fo:color="#c9211e" style:font-name="Arial1" fo:font-style="normal" fo:font-weight="normal" style:font-style-asian="normal" style:font-weight-asian="normal"/>
    </style:style>
    <style:style style:name="T15" style:family="text">
      <style:text-properties fo:color="#c9211e" style:font-name="Arial1" fo:font-style="normal" fo:font-weight="normal" style:font-name-asian="Arial3" style:font-style-asian="normal" style:font-weight-asian="normal" style:font-name-complex="Arial3"/>
    </style:style>
    <style:style style:name="T16" style:family="text">
      <style:text-properties style:font-name-asian="Arial3" style:font-name-complex="Arial3"/>
    </style:style>
    <style:style style:name="T17" style:family="text">
      <style:text-properties officeooo:rsid="002eddef"/>
    </style:style>
    <style:style style:name="T18" style:family="text">
      <style:text-properties style:text-line-through-style="none" style:text-line-through-type="none" style:font-name="Geneva" fo:font-size="12pt" style:font-name-asian="Geneva" style:font-size-asian="12pt" style:font-name-complex="Geneva" style:font-size-complex="12pt"/>
    </style:style>
    <style:style style:name="T19" style:family="text">
      <style:text-properties style:text-line-through-style="none" style:text-line-through-type="none" style:font-name="Geneva" fo:font-size="12pt" officeooo:rsid="001aab40" style:font-name-asian="Geneva" style:font-size-asian="12pt" style:font-name-complex="Geneva" style:font-size-complex="12pt"/>
    </style:style>
    <style:style style:name="T20" style:family="text">
      <style:text-properties style:text-line-through-style="none" style:text-line-through-type="none" style:font-name="Geneva" fo:font-size="12pt" officeooo:rsid="001c47ad" style:font-name-asian="Geneva" style:font-size-asian="12pt" style:font-name-complex="Geneva" style:font-size-complex="12pt"/>
    </style:style>
    <style:style style:name="T21" style:family="text">
      <style:text-properties style:text-line-through-style="none" style:text-line-through-type="none" style:font-name="Geneva" fo:font-size="12pt" officeooo:rsid="001d0660" style:font-name-asian="Geneva" style:font-size-asian="12pt" style:font-name-complex="Geneva" style:font-size-complex="12pt"/>
    </style:style>
    <style:style style:name="T22" style:family="text">
      <style:text-properties style:font-name="Geneva" fo:font-size="12pt" style:font-name-asian="Geneva" style:font-size-asian="12pt" style:font-name-complex="Geneva" style:font-size-complex="12pt"/>
    </style:style>
    <style:style style:name="T23" style:family="text">
      <style:text-properties style:font-name="Geneva" fo:font-size="12pt" officeooo:rsid="001e5992" style:font-name-asian="Geneva" style:font-size-asian="12pt" style:font-name-complex="Geneva" style:font-size-complex="12pt"/>
    </style:style>
    <style:style style:name="T24" style:family="text">
      <style:text-properties style:font-name="Geneva" fo:font-size="12pt" style:text-underline-style="solid" style:text-underline-width="auto" style:text-underline-color="font-color" style:font-name-asian="Geneva" style:font-size-asian="12pt" style:font-name-complex="Geneva" style:font-size-complex="12pt"/>
    </style:style>
    <style:style style:name="T2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Red = done</text:p>
      <text:p text:style-name="P9"/>
      <text:p text:style-name="P9">[1] To Aproach The Beest, in my Fathres Kitchin, the fyrstly Tyme &amp; each Day Thereaftre </text:p>
      <text:p text:style-name="P9">When you fyrst come into the kitchin, meke moastly sure that you be verie Alone - hafe your Man wayt with-out. The room permit litle sunnlight, yet shale you have no Need of it - fore shale you see the Crack glowly smaly, wyth the light that the Beest mekes by no Earthly mean, &amp; shale it lead you innards - though hafe I left some Candles burning, if the Dark does afear you so. Travel westward untill you do come to the verie edge of the Circlet - </text:p>
      <text:p text:style-name="P9">If I must be Sory of anie one thyng Miss - is it thys cursed Circlet - fore dyd I meke it when the Beest fyrst came, &amp; were I afeared of him. There be no Powre in it - yett in Troth do the subscrybers expect that it Does - &amp; has it come to be the Way the Thyng is done. In-deed is it the only Mean by whych I do keap robbers &amp; ill-wyshers from interfering wyth my work - so shale you meke sure that is it chawked verie Well, &amp; no scuff or fading - &amp; tuche it up if it Need it - <text:s/></text:p>
      <text:p text:style-name="P9">When do you come to the verie edge of the Circlet shale you stopp thy Pase &amp; announse thyself in a most Vitall voyce, spaking Am I come at the will of thy mistress, &amp; is my name - &amp; then shale you spake your name at Last - </text:p>
      <text:p text:style-name="P10">Shale you see three bits of Greecke chawked there atween the circlets edging &amp; the midle - &amp; shale you teke one step, &amp; spake the fyrst - &amp; teke anothre step, &amp; spake the second - &amp; teke anothre step, &amp; spake the thyrd - &amp; final shale you Station thy self wythyn the middle of the circlet. </text:p>
      <text:p text:style-name="P10">Care not for the Floor - is it verie Dryly, &amp; without Fisur - &amp; nott a speck can come withyn - &amp; heer shale you be protected from GRAVITAS - <text:s/></text:p>
      <text:p text:style-name="P9">Shale you fynd the Beest verie warmly, as all shale spake - though you are sueted to hotter Rooms, &amp; you may teke up Matthews cloke if you still come Cold. </text:p>
      <text:p text:style-name="P1"><text:span text:style-name="T13">Now shale you Prepare thyself to meke the Compack, by whych shale you &amp; the Beest agree the Terms of your Work. </text:span><text:s/></text:p>
      <text:p text:style-name="P9">Meke these Calibrications &amp; litle Operaytings thusly: </text:p>
      <text:p text:style-name="P9"><text:s text:c="4"/>Plase thys litle booke at your South hand - hafe I mede a Space fore it. <text:s/></text:p>
      <text:p text:style-name="P9"><text:s text:c="4"/>Shale you fynd two bundle of herb at your Northern hand - shale you hang them upon the two Pegs nayled into the Wall, afore the Beests crack. </text:p>
      <text:p text:style-name="P9"><text:s text:c="4"/>Shale you View that the Crack be verie low still, &amp; smally, &amp; shale you hafe to bend low to see insyde. </text:p>
      <text:p text:style-name="P9"><text:s text:c="4"/>Shale there be a Bowl afore you, in its proper Plase. At your Northern hand shale you fynd some litle Tinctures - teke up the one that is marked 'Decoction of Guinea' &amp; meke three drops into the Bowl. There shale you clene your fingres &amp; verie dryly. </text:p>
      <text:p text:style-name="P1"><text:s/><text:span text:style-name="T13"><text:s text:c="3"/>Shale you have the Beest aproach you now, for the fyrst time. Shale you see ahead, to the West, three bits of Greecke, &amp; beyond that a spase. Thys be the mansio nof the Beest, where shale you meke all renderings atween hys Realm &amp; our own. Teke you your kerchief, &amp; plase it there that he might know you.</text:span> </text:p>
      <text:p text:style-name="P1"><text:s text:c="2"/><text:span text:style-name="T13"><text:s text:c="2"/>Shale you View that the Crack be very low, &amp; shale you hafe to bend to see him - but shale he come forard then, &amp; reed the Lettres there - &amp; know that you are the one of whych I tolt him. <text:s/></text:span></text:p>
      <text:p text:style-name="P1"><text:s/><text:span text:style-name="T13"><text:s text:c="3"/>Shale he then askt you very Simply &amp; politely for some Watre - fore has he been wayting &amp; shale you whet your fingre in the Bowl again, &amp; hold it to hys Mouth that shale </text:span><text:soft-page-break/><text:span text:style-name="T13">he drynk. Be you not afeered - has he not the Notion to byte, fore what should he Taste - <text:s/></text:span></text:p>
      <text:p text:style-name="P9"><text:s text:c="4"/>Shale you then syng to it that Days Psalm in the Best voyce - by whych is the day of Work started - shale you fynd the right Psalm in the Almanack - <text:s/></text:p>
      <text:p text:style-name="P1"><text:s text:c="4"/><text:span text:style-name="T13">When is the Psalm sung, shale you spake the Motto of God - </text:span></text:p>
      <text:p text:style-name="P9"><text:s text:c="4"/>Then final, at your southern Hand, shale you fynd the Bels of Mary - &amp; shale you teke them up &amp; ring them the Onse <text:s/></text:p>
      <text:p text:style-name="P9">Now shale you meke the Compack of Work [2] on thys Fyrstly Day - <text:s/></text:p>
      <text:p text:style-name="P1"><text:span text:style-name="T13">Each day thereaftre shale you fynd it comes verie Easesome in not much tyme, a Yeer or so. At the Sixth Bel each daye shale you aproach (as the Almanack will shew) - should you be aloan each Morn that each Step may be done Propre, wyth no mussing -</text:span> <text:span text:style-name="T13">anie Subscrybre who does come afore the Seventh Bel shale you hafe wayt with-out.</text:span> <text:span text:style-name="T13">Shale you have the room verie Swept, &amp; clene of anie grust or Dampening, fore to keap your Work most Precise - shale you have your Man do this, if he is stil in your Employ, or shale Msr. Chapman do it fore tuppense a Day - &amp; then shale you spake the words and station yourself - &amp; then sing the Days psalm - &amp; then spake the Motto of God - &amp; then ring the Bels of Mary - &amp; then may you be-gin each Day - </text:span></text:p>
      <text:p text:style-name="P1"/>
      <text:p text:style-name="P1"/>
      <text:p text:style-name="P9">[2] Fore To Meke A Compack Of Work Atween Thee </text:p>
      <text:p text:style-name="P9">When hafe you Aproached the Beest thys Fyrst Tyme [1] shale you do no Work afore there be a Compack atween thee - that each Partie may know their Plase in the Working - &amp; may there be no Misting of understanding, or of the Stations of either - </text:p>
      <text:p text:style-name="P9">Shale you hafe the Beest shew to you hys Console fyrstly, upon its Brow - to do thys now, spake then these words very Ruddy - "Shew your Brow". Here, shale you see a neatly Aray of litle Moals, arrayed just So. Be not feered to tuche a fingre to it - for is it one of the instruments by whych you shale hafe your Powre - &amp; the Beest has nought feersome about him at all. </text:p>
      <text:p text:style-name="P9">Shale you then meke thys Operaytion upon it - </text:p>
      <text:p text:style-name="P9">Doing so, spake you then the Compack verie Ruddy &amp; Vital thus - <text:s/></text:p>
      <text:p text:style-name="P9">"Here Circuited upon this day in this Yeer seventeen hundred and sixty one come these two Parties, upon whom this Compack is ministred: the Partie the fyrst be my verie Self, being (&amp; spake you heer your Name) - &amp; the second Partie be thys Beest, hafing no Naturall name, afore me. Being your Miss-tress, &amp; the inheritor of the Estates of Anne Latch, thy Miss-tress former, do I offre to you a Compack of Employment. In thys Compack shale you be bound unto me, &amp; do my Bidding unswerving &amp; with-out Personality. Shale you come Prompt at the Sixth Bell each Day, &amp; shale you be re-leased again at the sixtenth - un-less there be Demand for you upon any Day, when shale the Work continue. In Wege shale you Main-tain your Shelter Current, your Daily Doses of Tonick each agreed, &amp; the Dinnres teken aneath the House to whych you are acustomed. If you do Asent to thys, shale the Parties heer spake be joined in a Convenant of Employ. In the name of Father, who built the World, Amen. <text:s/></text:p>
      <text:p text:style-name="P9">What spake you to these Conditions offred?" </text:p>
      <text:p text:style-name="P9">Shale the Beest spake then whether he does Asent - &amp; shalle he, fore hafe I taught him to Obey thee already. </text:p>
      <text:p text:style-name="P9">The Compack thus Agreed, shale you sign it, by the meking of a Patern upon the <text:soft-page-break/>Console, as before. The patern mattres nott, onlie that it is the same evry Day. Shale I warn thee that has he come a litle Headshy Recent, &amp; faltering - fore I thynk he knows that I am to go - but shale he meke no such ineficiency to you Miss I am certain. </text:p>
      <text:p text:style-name="P9">When you hafe mede your signature, teke up Marys Bels &amp; ring them onse more wyth great Vigour and Enthusiasm, that the Beest might know that the Terms are Accepted and Signed and Countersigned; the day of work will begin. <text:s/></text:p>
      <text:p text:style-name="P9">Hereafter are you to be considered Mistress of him, and he Bound to you, and that you maie put hym to the Task of anie of my Jobs. Fore each, shale you need to start him up to the Work, elsewise he be alyke peaceful &amp; managably Dead. </text:p>
      <text:p text:style-name="P1"/>
      <text:p text:style-name="P9">[3] To Start The Beest Up, Fore A Piece Of Work - </text:p>
      <text:p text:style-name="P9">When a subscryber does come, &amp; askt of you a receipt, is it most Easesome to have the Beest come ready. Afore thys shale the Beest lye only Idle, Resting verie Gently, wyth no Noyse nor Motion of anie Particular Character. </text:p>
      <text:p text:style-name="P9">To Start the Beest up into Work, spake you most Clerely thys Greecke: HYPOTESIS </text:p>
      <text:p text:style-name="P9">Shale you see the Beest spring to Motion then, achangling &amp; ready to Work - &amp; if you have mede a Compack of Work wyth him ([2]) shale he do thys with no Complaint nor Trouble. </text:p>
      <text:p text:style-name="P9">When the receipt is Compleated, shale you spake then thys Greecke verie Clerely: CONCLUSIO, AMEN - &amp; shale the Beest lye as if Dead again. </text:p>
      <text:p text:style-name="P1"/>
      <text:p text:style-name="P9">[4] The Teking of the Beests Dinnre - </text:p>
      <text:p text:style-name="P9">Have I direckted to Msr. Cryer in my Lettre the meking of an Almanack, that does shew to you all the Appoynments of the Beest on each day of the Working Week - not least when the Beest may each day teke of hys Fuel &amp; Sustenanse. Does he need verie litle, as have I spake - shale you need to have no Meat nor Grafy in the House fore him, nor to do a Wo-mans work of bringing his Luncheon - for shale he onlie go below into the Soyl a litle way, &amp; suffise him self upon Marys bones. She were a bigly Horse, &amp; full of goodness in a Cruel World (so my Fathre spake) &amp; so shale you have no Feer of him finishing with her in anie near tyme. Should I think the Bones of anie common creature shale Fortify him fore his Work, if does this Hapen - <text:s/></text:p>
      <text:p text:style-name="P9">Is he a loyall Beest, though, &amp; no ravening nor Apetite - &amp; shale he always wayt untill you do Permit him to go. If there are subscrybers to Service, is it no thyng to work through hys Dinnre. If the work is finished, &amp; the hour is there, shall you press a fingre (of any Cardinal hand) atween its Eyes. Spake you then, the Motto of God (fore is it still a Godly Beest), &amp; then in your othre Hand teke you up Marys Bells &amp; ring them the Onse. Shale you then teke off your fingre, &amp; shale the Beest have leave to Go. Is it most Vitall that you do it as so each Day - <text:s/></text:p>
      <text:p text:style-name="P9">While is he Eating, shale you teke your own Lubrication - have I gifen instruction &amp; coyn to Msr. Chapman that shale he bring to you for your fyrst weekes some Readied Meals, of whych you need only swallow afore they come Cold - &amp; thereaftre shale he be pleased to teke more Coyn to Continue. He shale een bring it to the kitchen for you &amp; lay it, that you need not een stand to teke it - </text:p>
      <text:p text:style-name="P9">The Beest shale return most Faithfull at the time appoynted in the Almanack - yett if there is some misfunction, &amp; shale he nott return, shale you teke up Marys Bells onse more &amp; ring them one last time. In this case, to prevent misfunction in the future, shale <text:soft-page-break/>you meke Correction [6] - </text:p>
      <text:p text:style-name="P1"/>
      <text:p text:style-name="P9">[5] Fore Hys Operayting, &amp; The Rare Case For Discipline </text:p>
      <text:p text:style-name="P9"/>
      <text:p text:style-name="P9">Shale the Beest need no great Strainings or Grasping in the Operayting of hys Work - no hauling of Ropes or Herding of hys Sensibilities or the Coraling of hys cares. He is a Newly Beest, come into the World ready-Trained, &amp; hafe I Worked him Perfeckt All of hys operaytings may be done wyth the top of one fingre only, draged lightly across him. If you wysh him to Mofe that you may fynd another Part of him, you have onlie to pullt upon hys Fleche a litle &amp; shale he Acomodate thee. If there is a Parte of him you wysh to see, you need only spake, verie Clere &amp; ope "Shew to me your ____" &amp; then spake the name of the body part &amp; shale he shew it to thee. <text:s/></text:p>
      <text:p text:style-name="P9">If he is too cloase &amp; wysh him to mofe back, spake the word 'Back' onlie. </text:p>
      <text:p text:style-name="P9">If you wysh him to go from you, shale you spake only the word 'Go' in a voyce very Vital &amp; shale he go out into the World - if you wysh him to come back, shale you teke up Marys Bels, a-ring them the onse, &amp; spake 'come' &amp; whereer he is in the World shale he return to you. To have him ome verie close, spake the word Come again, &amp; shale he shew to you verie Close &amp; wyth no Gile anie Part of him Self you wysh. </text:p>
      <text:p text:style-name="P1"/>
      <text:p text:style-name="P17">Has come headshy</text:p>
      <text:p text:style-name="P9">I dyd neer claym to be Perfeckt Miss - &amp; een shale Newly Beests go wrongly. Is the fyrst of anie Venture with-out Problems? Msr. Knole dyd tellt to us that he dyd meke ten or twelfe of hys stations fore the Mill, afore they would teke a Thread without meking Fyre or broaking. </text:p>
      <text:p text:style-name="P9">I shale tellt the Troth of it - that hafe there been Tymes when the Beest has misfunctioned - has come a litle Headshy - especial in resent tymes. Yett in thys Rare ocasion shale he need not to be Culed alyke another Beest. Meke you each of these adjustments in order, untill he does as you Wysh - </text:p>
      <text:p text:style-name="P9">Frystly, try by holding up all fife Fingres of your northernmost hand, &amp; spaking the numbres from fife to one, &amp; laying down one fingre each tyme you spake, until you do reach the lastly numbre. <text:s/></text:p>
      <text:p text:style-name="P9">If thys does not Work, then shale you teke a Hoald of anie of hys Regions that you may see &amp; pullt them downwards, to Reset him - <text:s/></text:p>
      <text:p text:style-name="P9">If still he does not Work, shale you fynd some area of hys skyn where there be a dun Mark, &amp; meke aplication to it for some Moments - <text:s/></text:p>
      <text:p text:style-name="P9">If still he does not work then - teke you the poynting fingre of your northernmost hand, &amp; hold it away from the Northern syde of hys head. Reed you then thys Greecke: &amp; mofe your fingre moast Vitally to the westward - shale GRAVITAS describe the arc. </text:p>
      <text:p text:style-name="P9">If still he does not Work, shale you reed thys Greecke most Vitally to it: MARIA - &amp; shale thys in Troth calbricate him - </text:p>
      <text:p text:style-name="P1"/>
      <text:p text:style-name="P25">When the last Bell sounds (18th? 19th?)</text:p>
      <text:list xml:id="list3265207565" text:style-name="WWNum1">
        <text:list-item>
          <text:p text:style-name="P46">Make yourself alone with the creature.</text:p>
        </text:list-item>
        <text:list-item>
          <text:p text:style-name="P46">Finish any rituals you are performing.</text:p>
        </text:list-item>
      </text:list>
      <text:p text:style-name="P34"/>
      <text:p text:style-name="P34"/>
      <text:p text:style-name="P34"><text:soft-page-break/></text:p>
      <text:p text:style-name="P34"/>
      <text:p text:style-name="P34"/>
      <text:list xml:id="list102635203786211" text:continue-numbering="true" text:style-name="WWNum1">
        <text:list-item>
          <text:p text:style-name="P46">The creature requires different kinds of fettling each day: refer to the Almanack.</text:p>
        </text:list-item>
        <text:list-item>
          <text:p text:style-name="P46">Warning! Do not drink the tinctures yourself.</text:p>
        </text:list-item>
        <text:list-item>
          <text:p text:style-name="P46">Make sure that the kitchin is well-swept: any wet that subscrybers have brought in with them, and dirt. </text:p>
        </text:list-item>
        <text:list-item>
          <text:p text:style-name="P52">“Maintenance”</text:p>
        </text:list-item>
        <text:list-item>
          <text:p text:style-name="P52"/>
        </text:list-item>
        <text:list-item>
          <text:p text:style-name="P46">Set everything just as when you first came - all neat and tidy.</text:p>
        </text:list-item>
        <text:list-item>
          <text:p text:style-name="P52">‘Litle Dutys’</text:p>
        </text:list-item>
        <text:list-item>
          <text:p text:style-name="P53">“I would give you this advice”</text:p>
        </text:list-item>
        <text:list-item>
          <text:p text:style-name="P53">This sense of ‘tidying’ him, putting things back - a tidy workspace.</text:p>
        </text:list-item>
        <text:list-item>
          <text:p text:style-name="P53">May have to make it zoom in to get it working.</text:p>
        </text:list-item>
        <text:list-item>
          <text:p text:style-name="P53">Make his skin very ‘Perfeckt’.</text:p>
        </text:list-item>
        <text:list-item>
          <text:p text:style-name="P54">Other body parts to clean - flaps, ports, dial, atrophied limbs - clean any other parts that need it (these are examples). Parts that get particularly dirty. Names for them. </text:p>
        </text:list-item>
        <text:list-item>
          <text:p text:style-name="P54">“Dutys &amp; Fetling &amp; Mentings’ - NOT women’s work!</text:p>
        </text:list-item>
        <text:list-item>
          <text:p text:style-name="P54">“Inspecting” - noticing small problems</text:p>
        </text:list-item>
        <text:list-item>
          <text:p text:style-name="P51">Ring marys bell</text:p>
        </text:list-item>
        <text:list-item>
          <text:p text:style-name="P51">meke your sign</text:p>
        </text:list-item>
        <text:list-item>
          <text:p text:style-name="P51">give it its dinner</text:p>
        </text:list-item>
        <text:list-item>
          <text:p text:style-name="P51">teke down the thyme</text:p>
          <text:p text:style-name="P58"/>
        </text:list-item>
        <text:list-item>
          <text:p text:style-name="P54">Raise yourself up.</text:p>
        </text:list-item>
        <text:list-item>
          <text:p text:style-name="P54">Speak the words backwards - move to the right. Speak the phrases backwards (they reveal something?) </text:p>
        </text:list-item>
        <text:list-item>
          <text:p text:style-name="P56"><text:span text:style-name="T3">Make some dinner for yourself, make your prayers, get ready for the morning: some things that the subscryber used to like to do (from diary page). Take off the cloak, pick up your book. Dry yourself very thoroughly. Mirroring her father</text:span><text:span text:style-name="T4">’s ablutions. You have no housband to bother you in bed. A sense of her loneliness.</text:span></text:p>
        </text:list-item>
        <text:list-item>
          <text:p text:style-name="P47">You have to come back the next day - she provides no way to leave this arrangement.</text:p>
        </text:list-item>
        <text:list-item>
          <text:p text:style-name="P54">The sense of cyclical - the bells sounding again. </text:p>
        </text:list-item>
        <text:list-item>
          <text:p text:style-name="P46"/>
        </text:list-item>
        <text:list-item>
          <text:p text:style-name="P46">These are separate recipes:</text:p>
        </text:list-item>
      </text:list>
      <text:p text:style-name="P33"/>
      <text:list xml:id="list102634853296558" text:continue-numbering="true" text:style-name="WWNum1">
        <text:list-item>
          <text:p text:style-name="P55"><text:span text:style-name="T3">To make an Ajent: Smear wet finger on the screen. In each case, dry your hand on the kerchief. Dot it where you need it. </text:span><text:span text:style-name="T4">‘Oyl’ <text:s/>Helping to get rid of ‘eyemuck’.Using little finger. Cut a charm out, get him to look at it. A bit of chalk. Things from the real world that will help him. Clean things, appropriate things - things that will not contaminate him. Or click your fingers over his eye.</text:span></text:p>
        </text:list-item>
      </text:list>
      <text:p text:style-name="P33"/>
      <text:p text:style-name="P29">Scutching: Tuche his hair with your middle finger. Scutching. <text:span text:style-name="T16">“Warp and weft” and “woof” with combing - carding. Get out all tangles</text:span></text:p>
      <text:p text:style-name="P31"/>
      <text:p text:style-name="P33"/>
      <text:list xml:id="list102635255254731" text:continue-numbering="true" text:style-name="WWNum1">
        <text:list-item>
          <text:p text:style-name="P55"><text:soft-page-break/><text:span text:style-name="T3">To make a Soaping - His </text:span><text:span text:style-name="T4">“greaze”. Wipe it on the skin. A sort of ‘champoo’, </text:span></text:p>
        </text:list-item>
        <text:list-item>
          <text:p text:style-name="P46"><text:s/>Comvination of tincture, spit, sugar, salt, breath, magic words (principia, last wortds, pet names). A tiny bit of the thyme? Rest of hand in a certain configuration. A little bit of grease from your own head. Which hand to use. Gets rid of any barrier built up (fences?)</text:p>
        </text:list-item>
      </text:list>
      <text:p text:style-name="P31"/>
      <text:list xml:id="list102636708987776" text:continue-numbering="true" text:style-name="WWNum1">
        <text:list-item>
          <text:p text:style-name="P48">To pluckt a hair: speak a phrase, then touch it with your finger, and it will come away easy. Jealousy of woman. ALBAT JE GODAMU - which hand to use. The pulling-up of trees. To meke of your finger a blade: <text:s/>make your ring finger into a blade (razor?) using this word (related to birds, Father), and make him tidy. <text:s/>Tie red thread around finger. Three turns upon strop (run on floor three times). For the cutting of moles, the and other little services. Says <text:span text:style-name="T16">‘MARIA, MARIA’. (YRAM YRAM) (backwards?) and principia. - to get rid of it? Very careful to get rid of it. </text:span></text:p>
        </text:list-item>
      </text:list>
      <text:p text:style-name="P31"/>
      <text:list xml:id="list102636751088032" text:continue-numbering="true" text:style-name="WWNum1">
        <text:list-item>
          <text:p text:style-name="P46">To make a De-tergant: for the healing of tears, rips and imperfections that arise - rub it on the affected area and they shall be whole again by the next day. Very distancing, material (rather than organic) language. An anaesthetic, essentially. Apply It with the kerchief? Bless with the word RETARDANTUR. Comvination of tincture, spit, sugar, salt, breath, magic words (principia, last wortds, pet names). A tiny bit of the thyme? </text:p>
        </text:list-item>
      </text:list>
      <text:p text:style-name="P31"/>
      <text:list xml:id="list102635420351261" text:continue-numbering="true" text:style-name="WWNum1">
        <text:list-item>
          <text:p text:style-name="P55"><text:span text:style-name="T3">To make a Servicing of the Alembick: Cannot service itself - said explicitly? Some weeks it is very full: no pattern to it, she thinks it is to do with GRAVITAS - all the evil that he is putting in? His </text:span><text:span text:style-name="T4">“navel” - ‘broak’. <text:s/>framed as very workaday, but really you are jacking him off. “Rennet” - “chimney” - organ of excretion. Rubbing the lip and rubbing the nub at the same time. FUNDATMENTUM. Chantings something over and over while you do it - but she does not frame it as chanting - debating with GRAVITAS - parlaying, reasoning. FLUIDIS PENDULUM. An ‘exhaust’ Getting rid of liquid. A ‘mantel’? ‘Purge’? Makes it seem quite technical/grandiose. Rub the lip to get it very wet. Going up in sensitivity - moving from bit to bit. She completely ‘de-sexes’ it. Depends on how full it is, may need to do it for a while. Words from around the circle - the pet names - what she would hear when they are having sex. Creature will speak at this point. Blow with lips (again, justification for this) - call it a sump? Have to say where you will find it, first. He will speak, but you won’t be able to see him. Half of a script.</text:span></text:p>
        </text:list-item>
      </text:list>
      <text:p text:style-name="P31"/>
      <text:list xml:id="list102636438930513" text:continue-numbering="true" text:style-name="WWNum1">
        <text:list-item>
          <text:p text:style-name="P46"><text:span text:style-name="T17">To Meke A Coughey Of Weking </text:span>- Does she admit that he can sleep?</text:p>
        </text:list-item>
      </text:list>
      <text:list xml:id="list454560173" text:style-name="WWNum2">
        <text:list-item>
          <text:p text:style-name="P57"><text:span text:style-name="T3">- Not to wake him up, but to </text:span><text:span text:style-name="T4">‘grease the wheels’ so to speak…</text:span></text:p>
        </text:list-item>
        <text:list-item>
          <text:p text:style-name="P49">- Will have some clients that can only come at certain times, others that insist on coming at certain times</text:p>
        </text:list-item>
        <text:list-item>
          <text:p text:style-name="P57"><text:span text:style-name="T3">- A </text:span><text:span text:style-name="T4">‘Coughey’ - she does refer to coffee houses, ‘Turks’ - but obliquely. Wainscote has told her about it. He ‘still’ goes to coffeehouses like an Antick broker. A little bit of disdain for him. </text:span></text:p>
        </text:list-item>
        <text:list-item>
          <text:p text:style-name="P57"><text:span text:style-name="T3">- </text:span><text:span text:style-name="T4">‘Men need to sleep’ - drink slows them - coffee is an upper-class drink. Beer slows them down. Sobriety is a virtue.</text:span></text:p>
        </text:list-item>
        <text:list-item>
          <text:p text:style-name="P49">If it worked on men, Msr. Knole would give me a fortune. Can use it during work - no need for a break, or to natter. Men going and going and going - if only the machines coudl run at night. There is nothing in nature that can do this.</text:p>
        </text:list-item>
        <text:list-item>
          <text:p text:style-name="P49"><text:soft-page-break/>No sense that this will make her tired.</text:p>
        </text:list-item>
        <text:list-item>
          <text:p text:style-name="P49">"Nerves" is a good thing.</text:p>
        </text:list-item>
        <text:list-item>
          <text:p text:style-name="P44"><text:span text:style-name="T3">A sort of </text:span><text:span text:style-name="T4">“"balsom"</text:span></text:p>
        </text:list-item>
      </text:list>
      <text:p text:style-name="P33"/>
      <text:list xml:id="list127246701" text:style-name="WWNum3">
        <text:list-item>
          <text:p text:style-name="P50">- Makes him cough, sneeze, red eyes.</text:p>
        </text:list-item>
      </text:list>
      <text:p text:style-name="P32"><text:span text:style-name="T3">VELOCITAS COROLLAIRUM (speak these words over it) </text:span><text:span text:style-name="T4">“"reed this Greecke" (used multiple times)</text:span></text:p>
      <text:p text:style-name="P33">Feed him on the mouth!</text:p>
      <text:p text:style-name="P33">Mix something in the real bowl, dab finger.</text:p>
      <text:p text:style-name="P33">One of the tinctures - spit, sugar, a tensed finger, motto of god spoken over the bowl (you will know it). Use middle finger.</text:p>
      <text:p text:style-name="P32"><text:span text:style-name="T3">And he shall come good to work at all times of the day and the night. Very defiant - it doesn</text:span><text:span text:style-name="T4">’t bother me to work that late.</text:span></text:p>
      <text:p text:style-name="P1"/>
      <text:p text:style-name="P11">[6] Fore The Meking Of A Constant Light</text:p>
      <text:p text:style-name="P11">If you hafe need to work the Night, or in the afternoon when the kitchin come most Dark, &amp; do you require some Tapre to see the Evidebnse, do thys upon the Beest thus. </text:p>
      <text:p text:style-name="P11"><text:s text:c="4"/>In the bowl afore you, shale you add two dropps of Coffee of Saphron, &amp; a dropp of Johns Tamarisk - <text:s/></text:p>
      <text:p text:style-name="P11"><text:s text:c="4"/>Ovre thys bowl, reed you then thys Greecke: THEOREMA </text:p>
      <text:p text:style-name="P11"><text:s text:c="4"/>Hafe the Beest shew to you hys horns [5] - </text:p>
      <text:p text:style-name="P11"><text:s text:c="4"/>Whett your fingre upon the Fuel in the Bowl, &amp; hold it to one of hys Horns </text:p>
      <text:p text:style-name="P11"><text:s text:c="4"/>Strike your fingre downwards </text:p>
      <text:p text:style-name="P11"><text:s text:c="4"/>Now shale you have a constant Light unending - needing no othre Fuel </text:p>
      <text:p text:style-name="P11"><text:s text:c="4"/>If you do wysh to rid yourself of the light, need you only hold your fingre to anie Region of the Beest, &amp; blow it out - </text:p>
      <text:p text:style-name="P1"/>
      <text:p text:style-name="P11">[14] Fore The Ceazing Of Any Acching or Griping </text:p>
      <text:p text:style-name="P11">For the cessation of jawache, toothache, backache, heartache, neckache &amp; anie payn caused by GRACTIAS weight that leafes any Sackless </text:p>
      <text:p text:style-name="P11"><text:s text:c="4"/>Sit thee afore the Beest &amp; Start him Up [3] - </text:p>
      <text:p text:style-name="P11"><text:s text:c="4"/>Hafe the Beest shew to you hys Grail [5] - <text:s/></text:p>
      <text:p text:style-name="P11"><text:s text:c="4"/>Operayte you the Lefer of it, northwards, &amp; then southwards, until you have manufectured up a goodly rennett in the tureen. <text:s/></text:p>
      <text:p text:style-name="P11"><text:s text:c="4"/>To thys, shale you add: two swypes of the Beests sputum, one swype of hys Snoting, a Hayr Pluckt, two of hys Tears, &amp; a litle Pus from a wen that you have tuched. </text:p>
      <text:p text:style-name="P11"><text:s text:c="4"/>Final, go you to that part of hys body that I have marked [x]. There shale you fynd a bank of Pumps - the third from the left, wyth a marking alyke a spool of thred, shalt you pullt it, &amp; collect their a litle of the Gross &amp; add it to the Rennet - <text:s/></text:p>
      <text:p text:style-name="P11"><text:s text:c="4"/>Hafe the Beest shew to you again hys Grail [5] - <text:s/></text:p>
      <text:p text:style-name="P11"><text:s text:c="4"/>Spake ofer the Brew this Greecke, for to Energize it - PROFENIBU PENDULUM </text:p>
      <text:p text:style-name="P11"><text:s text:c="4"/>Spake you then AMEN - </text:p>
      <text:p text:style-name="P11"><text:s text:c="4"/>Teke you a litle of the pultis upon the end of anie of your Fingres, wrapt in the Kerchief, &amp; apply it to that part of the subscryber that does Ache - &amp; shale it keap off GRAVITAS alyke a sheap from gorse (egg and soap, fore deer) - &amp; shale the Payn hys weight causes pass - is it alyke thys, I think - <text:s/></text:p>
      <text:p text:style-name="P11"><text:soft-page-break/>Two Farthings </text:p>
      <text:p text:style-name="P1"/>
      <text:p text:style-name="P9"/>
      <text:p text:style-name="P9">[28] To Fynd Any Thyng or Person On The Earth - </text:p>
      <text:p text:style-name="P12">Shale thys most Simple receipt funcktion for anie object or thyng Lifing that a subscryber may askt of you to Fynd - whether it be a Growse, or a Serfant eloaping wyth the Silvre, or a Child running away to Sea; whether Treasure Bruied, or a Housband Mis-placed, or a shipment from Africa - all are mere items on GRAVITAS list, &amp; are easily sought wyth thys Application -</text:p>
      <text:p text:style-name="P12"/>
      <text:p text:style-name="P12"><text:s text:c="2"/></text:p>
      <text:p text:style-name="P9"><text:s text:c="4"/>Teke you up Matthews Cloke &amp; plase it ovre your head &amp; Eyes - <text:s/></text:p>
      <text:p text:style-name="P9"><text:s text:c="4"/>Meke you no noises, &amp; have the subscryber come verie Silent all-so - </text:p>
      <text:p text:style-name="P9"><text:s text:c="4"/>Sit thee afore the Beest &amp; Start him Up [3] - </text:p>
      <text:p text:style-name="P9"><text:s text:c="4"/>Shale the subscryber bring to you some Evidense of that they Seeke - be it a Name, a scrap of Cloath, a Bill of Sale - </text:p>
      <text:p text:style-name="P9"><text:s text:c="4"/>Shale you put this Evidense withyn the Beests Mansion, that it might Scan ovre it &amp; know what it does seeke. </text:p>
      <text:p text:style-name="P9"><text:s text:c="4"/>Reed you then thys Greecke - ANGULUMQUE VCP SECTORI VCR </text:p>
      <text:p text:style-name="P9"><text:s text:c="4"/>Then, shale you Search the beest fore a Reddened mark upon the Fleche - may it be anywhere about hys Length &amp; breadth - </text:p>
      <text:p text:style-name="P9"><text:s text:c="4"/>Shale perhaps it be hidden in the Depths of hys Fur - shale you Shafe it back, if you have the Need [5] - </text:p>
      <text:p text:style-name="P9"><text:s text:c="4"/>In hys Shadowy Regions, shale you perhaps hafe need to a Taper [6] - <text:s/></text:p>
      <text:p text:style-name="P9"><text:s text:c="4"/>Recall thee - no Noyse at all - </text:p>
      <text:p text:style-name="P9"><text:s text:c="4"/>When you do fynd it, &amp; view the Reddened Mark there playnly, reed you then thys Greecke - EXEAT CORPUS DE LOCO. Shale thys meke of your Fingre a litle blunt spede - <text:s/></text:p>
      <text:p text:style-name="P9"><text:s text:c="4"/>Teke you then the little finger on your Eastern hand &amp; apply it to the Reddened Mark - shale thys go through the Skyn, &amp; shale the Beest tellt to you calmly if you have found it. If not, shale you fynd anothre red mark - it may take several goes. </text:p>
      <text:p text:style-name="P9"><text:s text:c="4"/>If you do fynd it, shale that Plase correspond to its Plase in the world - at the verie Extreamities of the Beest, shale the thyng be found in Depths of the Oceans - at hys Peak, at the verie Height of the World - <text:s/></text:p>
      <text:p text:style-name="P9"><text:s text:c="4"/>The Expedition to retrieve the thyng shale be teken at the subscrybers own expense </text:p>
      <text:p text:style-name="P9">To fynd an Item no larger than a beaker: five shillings </text:p>
      <text:p text:style-name="P9">To fynd an Item or Person no larger than a Sheap: six shillings </text:p>
      <text:p text:style-name="P9">To fynd an item or Person no larger than a house: two pounds </text:p>
      <text:p text:style-name="P9">To fynd an item or Person no larger than a Caravel: four pounds </text:p>
      <text:p text:style-name="P9">Any other item or Person: ten pounds </text:p>
      <text:p text:style-name="P9"/>
      <text:p text:style-name="P9">[41] To Mere Come &amp; Sitt With It </text:p>
      <text:p text:style-name="P9">There be some who shale come to you &amp; wysh no Remedy nor Working, but mere to Sitt wyth the Beest. There are some who come evry Week alyke to this - fore they cannot get a fyre up in their Grate, &amp; Fall is coming on - when there is Cloud, apparently, in the Sky &amp; no Sun-set may be had. There be some who come to read or <text:soft-page-break/>meke Samplers by hys Light - or some who cannot reed &amp; spake that they only want to Watch it, fore a little while, or to keep the Children from Prating - <text:s/></text:p>
      <text:p text:style-name="P9"/>
      <text:p text:style-name="P9"/>
      <text:p text:style-name="P9">Shale you only Permit such Folk upon a Scoolday, fore shale you be too busy wyth othre Work elsewyse - have them sitt beyond the Circlet, on the Southern syde of the Kitchin - &amp; tellt to them verie Playn that are they not allowed to cross the Chawk, or to tuche the Beest, to stroak its noase, or to upsett its Working in any Way - fore is it a Delicate Working, &amp; nott to be Tampered or confused by Idlers. If they must bring their Dinnre, shale you allow no Drinks nor any pouring Foods to be brought withyn - &amp; shale they remove their Shoes at the door shale you be particularly aware of Children, who are verie tempted to lean in &amp; try to peer down into the Crack, to see if the Stories are true - </text:p>
      <text:p text:style-name="P9">Tellt to them that if they try to spake wyth the Beest, that they shale not heer what they wish, in particular - fore it is not alyke to spaking wyth another Person - fore is the Beest verie Precise in its speech - &amp; shale it only tellt the Troth. </text:p>
      <text:p text:style-name="P9">A penny for evry Bell that sounds, for the first two Bells, &amp; then tuppence for evry Bell thereaftre </text:p>
      <text:p text:style-name="P1"/>
      <text:p text:style-name="P1">[<text:span text:style-name="T13">52] For The Getting Of A Mouse For Anie Person </text:span></text:p>
      <text:p text:style-name="P13">Shale you hafe coming to you <text:s/>from the Citie moastly <text:s/>a bevy of men and wo-man <text:s/>verie goodly &amp; Clefer all, the writters of great Bookes &amp; paynting of great Picktures &amp; such <text:s/>who shale come &amp; askt of the Beest can fetch to them a mouse. </text:p>
      <text:p text:style-name="P13">You shale scarse believe it Miss <text:s/>I did not <text:s/>butt shale you not Laugh. Shale they say they are sackless without it <text:s/>that they can meke no Art with-out it - &amp; can the Beest bring one to them. </text:p>
      <text:p text:style-name="P1"><text:span text:style-name="T13">Of course the Beest can <text:s/>fore is a mouse the plaything of GRAVITAS all-so. Are they shuttled to &amp; fro across the world, pinned to the ground <text:s/>unable een to lift their Tayl - &amp; shale it teke litle to convince one to come into a mans house. They lofe the Comforts of Man <text:s/>the Crumbs of hys Table <text:s/>the warmth of hys Floors <text:s/>thorugh their holes they come.</text:span> </text:p>
      <text:p text:style-name="P9">Tellt them nott that Msr. Chapman would bring them a bushel of mice, &amp; ratts &amp; stoats too, if they would pay him, on the back of hys cart <text:s/>can he gett you anie thyng now. Butt shale you do it fore them <text:s/>fore shale the Beest herd them <text:s/>against their Nature &amp; GRAVITAS <text:s/>to their door <text:s/></text:p>
      <text:p text:style-name="P9">Will thys be well done in anie Poorly weather, or aftre dinnre has been Taken <text:s/>fore shale it be Easesome to tempt the Mouse then. </text:p>
      <text:p text:style-name="P9">- Sit thee afore the Beest &amp; Start it up - </text:p>
      <text:p text:style-name="P9">- Plase you the Amulott numbred three in the Mansion of the Beest, &amp; lay atop it the India Thred - </text:p>
      <text:p text:style-name="P9">- Hafe the subscryber give to you some thing of theirs by which the Beest may know them, &amp; plase it all-so in the Mansion </text:p>
      <text:p text:style-name="P9">- Shale the Beest then come &amp; sniff it, that he might know the Address - </text:p>
      <text:p text:style-name="P9">- Then shale he ryse up, &amp; present to you hys Console - </text:p>
      <text:p text:style-name="P9">- Askt the subscryber then what they wysh to callt the Mouse <text:s/>shale they give you a name alyke CLIO, or ERATO, or TERPSICHORE, or some other suche <text:s/>shale you Re-call it - </text:p>
      <text:p text:style-name="P9"><text:soft-page-break/>- Upon the Console, mke you then thys operatying: </text:p>
      <text:p text:style-name="P9">- Then, reed you thys Greecke, &amp; in the hole putt the name of the mouse gifen afore - </text:p>
      <text:p text:style-name="P9">MUSCULUS LONGITUDINIBUS ______________ SCHOLIUM </text:p>
      <text:p text:style-name="P9">- Shale you teke a verie Deepened Breath, &amp; shale the Beest all-so, &amp; reed you then thys Greecke: INSPIRARE; </text:p>
      <text:p text:style-name="P9">- Then shale you breathe out verie Vitaly, &amp; shale the Beest go out into the world. </text:p>
      <text:p text:style-name="P9">- Shale you tellt the subscryber thys <text:s/>that the beest is gone into hys Secrit Plases <text:s/>to hunt the World about to find a mouse (asure them he is no tommycat &amp; has no intrest in them) - &amp; shale he herd them to their Door - </text:p>
      <text:p text:style-name="P9">- Shale it be only the work of a Moment <text:s/>no matter how distant their home (or studio) - </text:p>
      <text:p text:style-name="P9">- Spake you AMEN to finish - </text:p>
      <text:p text:style-name="P1"/>
      <text:p text:style-name="P9">Fore a mouse to come to the ground floor: </text:p>
      <text:p text:style-name="P9">Fore a mouse to come to the fyrstly floor: </text:p>
      <text:p text:style-name="P9">Fore a mouse to come to the secondly floor: </text:p>
      <text:p text:style-name="P9">Fore a mouse to come to the attick, fore the paynting of picktures: </text:p>
      <text:p text:style-name="P1"/>
      <text:p text:style-name="P14">[53] Fore The Moggrifying Of Anie Beest</text:p>
      <text:p text:style-name="P14"/>
      <text:p text:style-name="P14">To Procede anie Beest, of anie Syze, into a bettre &amp; moar tidy form, ripe fore selling, stackable &amp;c.</text:p>
      <text:p text:style-name="P14"/>
      <text:p text:style-name="P14">- Shale thys receipt onlie be Done in the Night. Draw Matthew’s cloke about you, if you wisht. It shale be bettre if there be no Moon whatall &amp; verie Clowdy- </text:p>
      <text:p text:style-name="P14">- Sit thee afore the Beest, &amp; start him upe <text:s/>-</text:p>
      <text:p text:style-name="P27"><text:span text:style-name="T19">- </text:span><text:span text:style-name="T3">- Meke you a decoction of all three philtres in the bowl afore you, &amp; two fingrings of Salt</text:span><text:span text:style-name="T19"> -</text:span></text:p>
      <text:p text:style-name="P14">- Hafe the Beest shew to you hys Console, &amp; meke thys operayting there - </text:p>
      <text:p text:style-name="P14">- Shale you then look ovre all the Regions of the creature, that you shale fynd anie litle Moal. If you do need a light [5], or you may need to shafe some furr [6]</text:p>
      <text:p text:style-name="P14">- When you do find it, shale you dipt your fingre in the decoction (wyping anie Excess wyth the kerchief) that it does scent your hand.</text:p>
      <text:p text:style-name="P14">- Shall you then draw that reddened moal uppards – shale it cleafe to the scent – until it upon the very top of hys head, atween the stanes.</text:p>
      <text:p text:style-name="P14">When is it there, shale you reed thys Greecke verie Quietly:</text:p>
      <text:p text:style-name="P14">- And teke you your fingring then, &amp; use it to cutt out that Moal – shale you need no blede – shale your fingre do it all -</text:p>
      <text:p text:style-name="P14">- Then shale it be done. The beest shale known its purpose - &amp; shale it go from you then, out into the world, &amp; moggrifying thys Beest into some bettre form.</text:p>
      <text:p text:style-name="P28"><text:span text:style-name="T18">- Tellt </text:span><text:span text:style-name="T20">the </text:span><text:span text:style-name="T21">petitioner to be patient – it may teke all Night – they do not need to go out onto the moor, to see if it has been done.</text:span></text:p>
      <text:p text:style-name="P3"/>
      <text:p text:style-name="P18">One guinea.</text:p>
      <text:p text:style-name="P14"/>
      <text:p text:style-name="P18">[54] Fore The Moggrifying Of Anie Man</text:p>
      <text:p text:style-name="P14">Do I knowned it now Miss – where my mistook lay – fore are they so similar. This receipt <text:soft-page-break/>shale be done much the same as [53], excepting that shale you do it on a cloudless night, when there is some sort of Moon - &amp; <text:span text:style-name="T7">look you fore not just anie Moal, yett a Moal come verie Reddened – quaking wyth Bloody Intelligense - </text:span></text:p>
      <text:p text:style-name="P5"/>
      <text:p text:style-name="P9">[65] To Hafe The Answre Of Any Question </text:p>
      <text:p text:style-name="P9">To hafe an auguring of anie Question, no mattre how Fleet, do then thys Method </text:p>
      <text:p text:style-name="P9"><text:s text:c="4"/>Sit thee afore the Beest &amp; Start him Up [3] - </text:p>
      <text:p text:style-name="P9"><text:s text:c="4"/>Cutt you &amp; plase you the Charm numbred one in the Beests Mansion, &amp; sprinkle their two droppings each of Johns Tamarisk &amp; the other one - </text:p>
      <text:p text:style-name="P9"><text:s text:c="4"/>Then shale you tie to your northern wrist the India Thred that have I left to you - <text:s/></text:p>
      <text:p text:style-name="P1"><text:span text:style-name="T13"><text:s text:c="4"/>Shale you hafe the Beest then shew to you hys Ear, &amp; shale you hold it verie Lightly - </text:span><text:s/></text:p>
      <text:p text:style-name="P9"><text:s text:c="4"/>Shale you askt of the Beest then the Question of whych the Subscrybre wishes, in very playn Tongue - for example, Did the farmboy wash hys hands before, or Did Juliet Mitchem do it upon the eighth of thys Month, when her house-band was asleep?, or Should I go to Manchester? or Will it rain on the wheat in Manitober thys Yeer or when will the King die or similar - </text:p>
      <text:p text:style-name="P9"><text:s text:c="4"/>Shale you then release hys Ear, &amp; tapp him upon hys Flank, that he shale go </text:p>
      <text:p text:style-name="P9"><text:s text:c="4"/>Shale he then go out into the World fore some tyme, fore to hunt down the Calculation. Shale it be gone fore some tyme - may you callt for the subscryber again when the Beest returns - <text:s/></text:p>
      <text:p text:style-name="P9"><text:s text:c="4"/>It shale come back &amp; gife the answre Trothful, in a clere &amp; simple voyce, as a perfect witness to the Answre - <text:s/></text:p>
      <text:p text:style-name="P9">If the Beest is gone for one Bell or less: <text:s/></text:p>
      <text:p text:style-name="P9">If the Beest be gone fore more than five Bells: </text:p>
      <text:p text:style-name="P9">If it be gone fore more than a Day: </text:p>
      <text:p text:style-name="P1"/>
      <text:p text:style-name="P9">[72] To Live Fore Anie Number Of Yeers </text:p>
      <text:p text:style-name="P9">To meke a litle Distraction fore GRAVITAS, that the creature might be a Decoy, that it shale not pullt on the subscryber, &amp; age them anie Further - or cause them Incident - or exhaust them - </text:p>
      <text:p text:style-name="P9"><text:s text:c="4"/>Sit thee afore the Beest &amp; Start him Up [3] - </text:p>
      <text:p text:style-name="P9"><text:s text:c="4"/>Have the subscryber hold their hand, wyth no fingre extensed - into the Beests Mansion, holting the Amulott numbred fifteen in their Hands - that the Beest might Sniff them, &amp; known them - </text:p>
      <text:p text:style-name="P9"><text:s text:c="4"/>To the Beest reed thys Greecke - SATANAS PERPENDICULUM ISOCELUM </text:p>
      <text:p text:style-name="P9"><text:s text:c="4"/>Shale the Beest meke it known that has it understood - <text:s/></text:p>
      <text:p text:style-name="P9"><text:s text:c="4"/>Askt the subscryber to plase each of the fingres of its Hand upon the creatures Flanks, one at a tyme, in any Plase that the Scent might teke </text:p>
      <text:p text:style-name="P1"><text:s text:c="2"/><text:span text:style-name="T13"><text:s text:c="2"/>Tellt to them that that Night, shale the Beest go out into the World &amp; lead GRAVITAS on a merrie Danse - to the othre Syde of the World &amp; back - &amp; shale it not know that it has been Fooled - <text:s/></text:span></text:p>
      <text:p text:style-name="P9">Half a crown fore eache Portion (to return evry othre Day) </text:p>
      <text:p text:style-name="P1"/>
      <text:p text:style-name="P9">[88] To Spake To The Dead Or The Lifing </text:p>
      <text:p text:style-name="P9">Shale you come to Learn Miss that efry thyng upon thys Earth is only some thyng of mofement. Is speech the mofement of Ayr - &amp; until thys Present Age was it GRAVITAS <text:soft-page-break/>who dyd meke the Corespondense. Yett he were Lazy <text:s/>would carry it nott een a League <text:s/>though he was scared of God enough to carry it a litle further in Church. If you do thys Rightly, shale the Beest instead teke that mofement to whereer a Person wyshes to Go <text:s/>een to Heafen or Hell, if they resyde there <text:s/>to circuit with them. </text:p>
      <text:p text:style-name="P9">- Shale you meke your hands verie Clene <text:s/>or else shale it be difficult to reach them. </text:p>
      <text:p text:style-name="P9">- Teke you the India Thred - &amp; one end loop about the midle fingre of your southernmost hand - &amp; the other end wedge in the tooth of the Subscryber - </text:p>
      <text:p text:style-name="P9">- Is it bettre to wait until the wind is low, and the weather is Good, as it shale meke the Beests work easier <text:s/>can you chenge the weather if you need it. Harder to get the dead, but easier if you do it at night. </text:p>
      <text:p text:style-name="P9">- Hafe the Beest shew to you its Console <text:s/>if the person you wysh to spake to is Dead, meke thys operayting: if they are alive, meke thys operatying instead. </text:p>
      <text:p text:style-name="P9">- You will need to know their fullest Name, to reache them <text:s/>write it in chawk in the Mansion of the Beest, &amp; let hym reed it. </text:p>
      <text:p text:style-name="P9">- Hafe the beest shew to you hys northernmost handle- </text:p>
      <text:p text:style-name="P9">- Pullt on it a litle, &amp; spake you then thys Greecke <text:s/>CIRCUMJOVIALIUM SYZYGIIS </text:p>
      <text:p text:style-name="P9">- Hold the ear there until you are connected <text:s/>the Beest will tell you when you are connected. </text:p>
      <text:p text:style-name="P9">- Then shale you release it, &amp; shale the Beest go away, into the World, to conduct the Mofement of the Ayr. </text:p>
      <text:p text:style-name="P9">- Shale you spake to them then. </text:p>
      <text:p text:style-name="P9">- To end the call, clap. </text:p>
      <text:p text:style-name="P9">Priced by distanse </text:p>
      <text:p text:style-name="P1"/>
      <text:p text:style-name="P9">[97] A Laxative For The Shutling Of Poorly Thoughts </text:p>
      <text:p text:style-name="P9">Untill I dyd come to my Work, dyd I thynk it were only John who was brainsick - yett hafe I had so manie in these two Yeers Past, acoming to my Door - man &amp; wo-man the Both - achuntering of what Terors they do see, in their Mynd, when they are Aloan and are they Idle - that dyd they heer Edie Halshams black hen callt them a murtherer in its crow, each Morn - or that they dyd leve some tapre smouldring in the floorrushes at the Mill &amp; must they check twenty or thirty Tymes afore they do leve their work (can they not handle the Responsibility) - or that they do seme to member tousling wyth Litle Margaret Vise, when were they watching her fore her Mother - though do they sware to God that neer would they do that - yett do they member their Hands doing it - &amp; how many moar do not come, alyke Simon Awlbatch, up on the Moor - who knows what he is at amongst the stones - <text:s/></text:p>
      <text:p text:style-name="P9">Shale they whyne of these Naughty Thinkings &amp; spake that they hafe been Couzened by some Witch - &amp; that hafe they tryed to wash the Spell out, or mede some litle Ritual or Prayer, spaking the Lords name a hundred tymes, in setts of Eight, afore Breakfast each Day - &amp; shew you their Hands a-bleeding from the Soap, yet still unclene - Msr. Wainscote would callt of it an Epidemick, of untidy &amp; blasted Mynds - some hafe gone to the almshouse in Nighcester - een dyd Msr. Knole send some there him-self from the Mill, in hys Charity - or to Dr. Quonby in their Distress - who has no Material Remedy fore them - yett does onlie sit &amp; spake wyth them, as if they were a-Gossiping at the Market - making it Lax </text:p>
      <text:p text:style-name="P9">Though shale I neer Complain to hafe John a-washing hys hands Well - could nott a <text:soft-page-break/>sober Christian Pitty these Wretches - fore is it playn what the Cause be. Hafe I nott spake ten tymes in the Pamflet that all thought be the Mofement of Ayr - a State Of Mattre, would Msr. Wainscote spake - &amp; what Beest has the Powre &amp; the Cruelty to Mofe the Ayr in their Heads so - &amp; trap Bubbles of it their, alyke in Glass - all difrent Weights - getting mixed up with Real Thoughts - &amp; the moar do they Strugle wyth it - It is not God who has done thys to them - &amp; shale nott God help them nor Release them - but onlie by thys Method, whych dyd I fyrst Work upon John, &amp; dyd it Help hym some: </text:p>
      <text:p text:style-name="P9"><text:s text:c="4"/>Sit thee afore the Beest &amp; Start him Up [3] - </text:p>
      <text:p text:style-name="P9"><text:s text:c="4"/>Hafe the subscryber entre the kitchin, &amp; tellt to you some thyng that they do thynk on - &amp; are they sure they dyd neer Do - </text:p>
      <text:p text:style-name="P9"><text:s text:c="4"/>Hafe the Beest shew to you its Console [5] - </text:p>
      <text:p text:style-name="P1"><text:s text:c="2"/><text:span text:style-name="T13"><text:s text:c="2"/>Upon the Console then meke you thys Operation - </text:span></text:p>
      <text:p text:style-name="P9"><text:s text:c="4"/>Plase you then the third fingre of your northern hand awtween the Beests eyes, or just abofe - <text:s/></text:p>
      <text:p text:style-name="P9"><text:s text:c="4"/>Askt you then to the Beest whethre the person dyd thys thyng - for example, is Little Hannah Melsham styll lyving, or was Catherine Johnson a virgen on her betrothal - </text:p>
      <text:p text:style-name="P9"><text:s text:c="4"/>Remofe your fingre then - <text:s/></text:p>
      <text:p text:style-name="P9"><text:s text:c="4"/>Shale the Beest then always spake the Troth of it - whethre it were Done or no - fore does it see the Troth of it, &amp; the Evidense - </text:p>
      <text:p text:style-name="P9"><text:s text:c="4"/>If he dyd do thys Thyng, as the Beest spake, shale you send them from my Fathres House - &amp; tellt the Constable of it, if you wysh - </text:p>
      <text:p text:style-name="P9"><text:s text:c="4"/>If they dyd not do thys Thyng, as the Beest spake, shale you View then the thoughts pass into the Beest - litle Lumpens apparating there upon hys Brow - </text:p>
      <text:p text:style-name="P9"><text:s text:c="4"/>Shall you shutle each one uppards then, apressting moast firm, until each are denatured &amp; gone (fore is there no Brain in there to attach to) - <text:s/></text:p>
      <text:p text:style-name="P1"><text:s text:c="3"/><text:span text:style-name="T13"><text:s/>Then must the thought, thus denatured, be released: hafe the Beest shew to you hys Horns [5] - <text:s/></text:span></text:p>
      <text:p text:style-name="P9"><text:s text:c="4"/>Plase you anie of your fingres, of any cardinal hand, upon one of the Horns, &amp; pullt uppard untill it does come Loose wythout Payn - &amp; thus is the Thought gone - <text:s/></text:p>
      <text:p text:style-name="P9">Spake to the subscryber that are they to Work hard, to forgett, &amp; do not go Outsyde - where GRAVITAS shale onlie Finger their Trigger onse more - </text:p>
      <text:p text:style-name="P9">Fore Thoughts Of Blasphemy: Tuppense </text:p>
      <text:p text:style-name="P9">Fore Thoughts Of Murther: Half a crown </text:p>
      <text:p text:style-name="P9">Fore Thoughts Of Rapine: A crown &amp; a pennie </text:p>
      <text:p text:style-name="P9">Fore Thoughts Of Bestliness: Two crowns </text:p>
      <text:p text:style-name="P1"/>
      <text:p text:style-name="P9">[98] For The Banishment Of Frickles, Towheads, Wens, Boyls, Whitlows, Moals &amp; All Othre Blemiches </text:p>
      <text:p text:style-name="P9">As GRAVITAS does draw the Tydes up from the Sea, to drown villeges &amp; children alyke - so shale he draw &amp; send away foul liquids in the Skyn - fore is it much more Intelligent &amp; Cruel to gife to men &amp; wo-men the Hoap &amp; then to Dash it, &amp; cause discomfit - </text:p>
      <text:p text:style-name="P9">If a subscryber comes to you &amp; complains of some hideous blemich - &amp; askt you if it be tuching of Toad (though why they would tuche a Toad I know not) gife to them thys simple Method: </text:p>
      <text:p text:style-name="P9"><text:s text:c="4"/>Sit thee afore the Beest &amp; Start him Up [3] - </text:p>
      <text:p text:style-name="P1"><text:s/><text:span text:style-name="T13"><text:s text:c="3"/>Look you ovre the Beest's regions all, verie Closelie [5] untill you do find a ring of </text:span><text:soft-page-break/><text:span text:style-name="T13">wens in some Clearing - though some may be in the depths of hys Hayrs - <text:s/></text:span></text:p>
      <text:p text:style-name="P9"><text:s text:c="4"/>Tuche at them wyth your Fingre, that they do Burst painless - &amp; meke a Greaze upon your fingre - <text:s/></text:p>
      <text:p text:style-name="P9"><text:s text:c="4"/>Teke thys Greaze &amp; meke of it a balsom, that shale you plase upon your kerchief - </text:p>
      <text:p text:style-name="P9"><text:s text:c="4"/>Teke the kerchief then &amp; plase it presst upon the blemich of the subscrybre, fore at least ten Moments - &amp; shale the Beests greaze calm GRAVITAS raysing, &amp; meke it Lessre - <text:s/></text:p>
      <text:p text:style-name="P9"><text:s text:c="4"/>Shale you wype the excess from the creature using an Ajent [6] - <text:s/></text:p>
      <text:p text:style-name="P9"><text:s text:c="4"/>Spake you then AMEN, &amp; is the rest done - </text:p>
      <text:p text:style-name="P9">If anie wo-man comes &amp; askt that you may meke thys Method baccards, that they may hafe a Blemich on their Cheak, do I trust that you should send such Addled girls away - </text:p>
      <text:p text:style-name="P9">A pennie </text:p>
      <text:p text:style-name="P1"/>
      <text:p text:style-name="P9">[99] Fore the cury of Hicketts </text:p>
      <text:p text:style-name="P9">Is the hicketts found the most amongst the Rich &amp; babbies the moast - fore in their fyne Comforts of Lyfe do they guzzle &amp; nuzzle so - spaking or crying too much - eating &amp; drinking wyth great Gasps - &amp; when they come to you fore their Cury shale they spake that it is verie Tortur - that does it presst within their necks alyke they are Dying - </text:p>
      <text:p text:style-name="P9">Meke you then thys Method - <text:s/></text:p>
      <text:p text:style-name="P9"><text:s text:c="4"/>Sit thee afore the Beest &amp; Start him Up [3] - </text:p>
      <text:p text:style-name="P9"><text:s text:c="4"/>Reed you then thys Greecke: SINGULTUS GLOBUS </text:p>
      <text:p text:style-name="P1"><text:s text:c="2"/><text:span text:style-name="T13"><text:s text:c="2"/>Hafe the Beest shew to you hys Cranking [5] </text:span></text:p>
      <text:p text:style-name="P9"><text:s text:c="4"/>Turnt the cranking northwards the onse, &amp; then westwards the twice - <text:s/></text:p>
      <text:p text:style-name="P1"><text:s/><text:span text:style-name="T13"><text:s text:c="3"/>Had the beest shew to you hys Teats then [5] - </text:span></text:p>
      <text:p text:style-name="P1"><text:s text:c="4"/><text:span text:style-name="T13">Tuche the sixth, ninth &amp; twelfth of them verie Lightly, &amp; no othres - <text:s/></text:span></text:p>
      <text:p text:style-name="P9"><text:s text:c="4"/>Hafe the Beest shew to you then final hys Throte - </text:p>
      <text:p text:style-name="P9"><text:s text:c="4"/>Apply anie fingre to the throte then &amp; hold it there, &amp; reed thys Greecke three tyme - UNUMQUEMQUE </text:p>
      <text:p text:style-name="P9"><text:s text:c="4"/>Shale the Beest meke some litle Exhaust then - &amp; shale you then know that is the hickett gone </text:p>
      <text:p text:style-name="P9"><text:s text:c="4"/>Shale you then final reed thys Greecke - ET IN ARCADIA EGO </text:p>
      <text:p text:style-name="P9">Three pounds </text:p>
      <text:p text:style-name="P1"/>
      <text:p text:style-name="P9">[102] To Let Out The Gowt &amp; The Strangury </text:p>
      <text:p text:style-name="P1"><text:span text:style-name="T13">Shale you have manie Civil men of the County (&amp; some small amount of Wo-man all-so) coming upon you in strange Kidney - spaking that they do feel Irish (so they spake) &amp; wyth verie great Soars in their Extreamitys, whych shale they pullt up their Truss to shew to thee: for some it may be their fingres, &amp; othres their Noase - fore Msr. Wainscote was it always hys Leggs. Is this a verie auld distempre callt the Stones or the Gravell or the Gowt or the Podagry &amp; by othre Names - &amp; is it rare seen in the Comon Man yett onlie the Richest. Shale the Aflickted spake that they have have their Doctors to their Houses &amp; do they tellt to them that they must meke Watre as much as they May. Tellt you to them that they must keap their Animal Liquids stoppaged up &amp; meke them not - least of all shale they meke them not in my Fathres House. Is it the Troth that this aylment be caused by the Poysons a man carries in hys Watres - yett do the Doctors neer answre where those Poysons do come from. How might a Man manufecture them </text:span><text:soft-page-break/><text:span text:style-name="T13">him-self - een if he is a mastre of hys Industry? Een a little Viewing tells that is it the work of GRAVITAS - fore lyke anie footman is jealous of those he Serves - of their fyne Vittels - of those thyngs he may onlie Mofe, &amp; neer have to him Self. Thus does he fill a man alyke to a waterskin, wyth all the watres of the World - a fyne Poysoning. Askt of these Men - why do you thynk of these Reports that the level of the Seas do retreat each Year? Wherefore does that Water goes, &amp; who does Deliver it? And shale they have their Trothfull Answre - <text:s/></text:span></text:p>
      <text:p text:style-name="P9">Yet is the stoppage mede Right onlie by this most Easesome Method, applyed a numbre of Tymes - <text:s/></text:p>
      <text:p text:style-name="P1"><text:s/><text:span text:style-name="T13"><text:s text:c="3"/>Shale it work the Best when the kitchin is verie Cold - </text:span></text:p>
      <text:p text:style-name="P9"><text:s text:c="4"/>Meke you your hands verie clene, &amp; the Beest all-so of anie Exhaust or Soiling ([4]) - </text:p>
      <text:p text:style-name="P9"><text:s text:c="4"/>Sit thee afore the Beest &amp; Start him Up [3] - </text:p>
      <text:p text:style-name="P9"><text:s text:c="4"/>Shale you have the subscryber bring wyth them some piece of Finery, whych shale they place into the kerchief in your Hand - &amp; shale you then plase both into the Mansion, fore that the Beest may see them. Fore thys is an ofranse to GRAVITAS - <text:s/></text:p>
      <text:p text:style-name="P1"><text:s text:c="2"/><text:span text:style-name="T13"><text:s text:c="2"/>Shale the Beest look upon it, &amp; Consult, &amp; tellt then to thee &amp; the subscrybre whether GRAVITAS does Accept the Ofranse. <text:s/></text:span></text:p>
      <text:p text:style-name="P9"><text:s text:c="4"/>If GRAVITAS accepts, shale you Proceed - if he does Not, shale the subscryber meke anothre offering of a difrent Trinket, &amp; bettre - <text:s/></text:p>
      <text:p text:style-name="P9"><text:s text:c="4"/>Reed you then this Greecke - INAEQUALIA FLUIDIS MOTU CORPORUM - </text:p>
      <text:p text:style-name="P1"><text:span text:style-name="T13"><text:s text:c="4"/>Have you the Beest shew to you hys Eastern flanks - &amp; come verie Close ([4]) - &amp; fynd you there a ring of Wens. Mayhap shale they be beneath hys Fur &amp; Greazy - </text:span><text:s/></text:p>
      <text:p text:style-name="P9"><text:s text:c="4"/>Meke you in the Bowl a litle micsture of Decoction of Guinea, two palms of Salt &amp; one of Sugare, &amp; dipp thee the thumb of your Western hand withyn it - </text:p>
      <text:p text:style-name="P9"><text:s text:c="4"/>Teke that thumb then &amp; rub it most vigourous about thys ring that it be Purged - </text:p>
      <text:p text:style-name="P9"><text:s text:c="4"/>Teke off your thumb then, &amp; reed you this Greecke - ET IN ARCADIA EGO </text:p>
      <text:p text:style-name="P9"><text:s text:c="4"/>Clene you then your thumb upon the kerchief - </text:p>
      <text:p text:style-name="P9"><text:s text:c="4"/>Spake you the word AMEN then - </text:p>
      <text:p text:style-name="P9">Shale the subscryber come less Aflickted in the Days that come, &amp; for manie shale that be the End of it. For some, shale their Ofranse lose its lustre - as does it for all Covetous Men - &amp; shale they need return wyth some greatre Prise - </text:p>
      <text:p text:style-name="P9">Two pounds for the first treatment, &amp; a pound thereaftre </text:p>
      <text:p text:style-name="P1"/>
      <text:p text:style-name="P9">[130] To Meke A Chenge In The Wether </text:p>
      <text:p text:style-name="P9">Is it no Secrit Miss that does GRAVITAS hafe as one of hys Duties the manufecture of the wether - &amp; has he nott efer Goten the Skill of it, do I reckon Miss. Is it nefer one thyng Long, &amp; always too Much of it when it does Come - either the Rayn does knock the knees out of Churches, or else is it Gone fore Munths &amp; is the Coton Moulded in its Bales. Shale he be glad that I hafe teken it from Him, do I wondre - fore are the Tastes of Folk neer the Same. Een when it come just so - when there is not anie Atom of Rayn in the Ayr, &amp; no Wynd, yett nott to Hotly - shale you always fynd some poor Adled fool who does wisht it some-thing else. Is it still a Marvill to me how many shale come to hafe it changed - rathre than just stepping insyde. Shale evry wedding of the District shale come &amp; pay you fore the Sun, &amp; Wakes for the Rayn - the Farmres to soften the Soyl, &amp; paynters for the rightly Light - &amp; evry Mother of the County shale want a flat calm sea, alyke a Carpet, fore her Son upon the Ocean to Canada - <text:s/></text:p>
      <text:p text:style-name="P1"><text:soft-page-break/><text:s/><text:span text:style-name="T13"><text:s text:c="3"/>Sit thee afore the Beest &amp; Start him Up [3] - </text:span></text:p>
      <text:p text:style-name="P9"><text:s text:c="4"/>Shale you hafe the Beest look upon thy Fase verie Playnly - <text:s/></text:p>
      <text:p text:style-name="P26"><text:span text:style-name="T22"><text:s text:c="4"/>Shale you then con-figur in a Play of some Mood, fore to chenge it. If you come angred, shale the weather be the </text:span><text:span text:style-name="T23">em to y</text:span><text:span text:style-name="T22">worse - if you play at Happy, shale it come the bettre - </text:span></text:p>
      <text:p text:style-name="P9"/>
      <text:p text:style-name="P19">[131] <text:span text:style-name="T8">Fore The Proving Of A Wo-mans Gravity</text:span></text:p>
      <text:p text:style-name="P20"/>
      <text:p text:style-name="P19"><text:span text:style-name="T8">There are manie Signs that a wo-man may be grave wyth Child – that has GRAVITAS gotten some mans watre into her - &amp; shale she tellt them to you her Self – that she does come quease, verie tyred – is their Back ahurting though they hafe been Idle <text:s/>hafe her courses been Stoppred (that Gravitas can keap the Seed withyn), tha that they do hafe Hayrs acoming in oddly Plases – that their cunny is the colour of a garnet, or a raspberry – that they do feel Seedy or Hoven or hafe the skitters - &amp; are they hafing Ructions each Mornign – some women of thys Districkt to callt it </text:span><text:span text:style-name="T9">feeling Irish</text:span><text:span text:style-name="T10"> - </text:span></text:p>
      <text:p text:style-name="P7"/>
      <text:p text:style-name="P21">Butt is there onlie one ‘Method’ to be surely - </text:p>
      <text:p text:style-name="P7"/>
      <text:p text:style-name="P21">- Clene your hands verie well upon the kerchief -</text:p>
      <text:p text:style-name="P21">- Sit thee afore the Beest &amp; start it up - </text:p>
      <text:p text:style-name="P21">- Hafe the Beest shew to you hys Console, &amp; meke thys operayting there: W</text:p>
      <text:p text:style-name="P21">- Teke then the Charm numbred [4], &amp; plase it in the Beests Mansion, that he may reed it -</text:p>
      <text:p text:style-name="P22">- Reed you then thys Grrecke – MOTU CORPORUM </text:p>
      <text:p text:style-name="P21">- Shale you then hafe it shew to you its Grail [5], &amp; gett a goodly Rennet up in it by tuching the Nub -</text:p>
      <text:p text:style-name="P19"><text:span text:style-name="T10">- Teke you then your kerchief, &amp; tuche it to the cunny – </text:span><text:span text:style-name="T11">Gravtias may hide the watres verie Deeply in her matrix – so you may need to tempt them out -</text:span></text:p>
      <text:p text:style-name="P23">- Wrapt the kerchief in your fingre, &amp; then tuche it to the rennet that it does go into the liquid.</text:p>
      <text:p text:style-name="P19"><text:span text:style-name="T11">- </text:span><text:span text:style-name="T12">Then the Beest shale shew to yotheu its Fase - &amp; shale you know by the lye of it whether the subscryber come dis-ordered or no. Shale he shake or nod.</text:span></text:p>
      <text:p text:style-name="P22">- If it does, shale the Beest then spake the Fathres name -</text:p>
      <text:p text:style-name="P22">- It is no good to counsel what they should do afterwards – unless you want the Sherrif upon you - </text:p>
      <text:p text:style-name="P8"/>
      <text:p text:style-name="P24">There is no charge - </text:p>
      <text:p text:style-name="P1"/>
      <text:p text:style-name="P9">[142] For The Curing Of Conkers </text:p>
      <text:p text:style-name="P1"><text:s/></text:p>
      <text:p text:style-name="P1"><text:span text:style-name="T13">GRAVITAS mekes hys Poysons, as sure as anie Man. In some Folk (poorly Chose by some Cruell Balot, mayhap he just does not lyke you) is there a Foul Poyson sprincled <text:s/>entring through the Eyes, the Noase, the Mouth <text:s/>anie Crack - &amp; leeching into all those Bottoms of the Body <text:s/>evry Room, &amp; evry Cell - where it may Colect. Is thys Poyson in the Ayrs in verie smal cuantities, &amp; does it Aflict all &amp; evry Sort of Lifing thing foolish enough to be out-of-doors <text:s/>from the Trees to the Parson on hys Rounds. Does thys </text:span><text:soft-page-break/><text:span text:style-name="T13">Poyson meke litle Ballbles &amp; Groaths <text:s/>what does Msr. Wainscote call Carnosities, but in these Partes are callt Conkres <text:s/>whych do sit alyke Fagots upon the Skyn &amp; cause much Discomfit. They do not killt in them Self Miss <text:s/>yett if not Treated meke a verie Great Weight upon thee, that they may not Work, nor Eat, nor Sleap. Shale your Fathre hafe keapt you from it in the Citie Miss <text:s/>but look upon them when you come heer Miss <text:s/>are there some who are pullt to the verie Ground by the waight of their Groaths. They do groath whereer the Poyson Pools <text:s/>upon the shoulders, aneath the arms, upon the back of the lower Reaches of the Fase <text:s/>many in the mill do seme to have them in the Chest &amp; Neck. <text:s/></text:span></text:p>
      <text:p text:style-name="P9"/>
      <text:p text:style-name="P9">Untill my Beest came, was there no Curing to be Had; onlie the hottened shears, and the tonic of a stick to byte. <text:s/></text:p>
      <text:p text:style-name="P9"/>
      <text:p text:style-name="P9">Now, may you simply - <text:s/></text:p>
      <text:p text:style-name="P1"/>
      <text:p text:style-name="P16">- Sit thee afore the Beest &amp; Start it Up - </text:p>
      <text:p text:style-name="P9">- Meke thee a mixture in the bowl afore thee <text:s/>a fingring of Salt, &amp; of Sugarre, &amp; final four dropps of Cofee of Saphron - </text:p>
      <text:p text:style-name="P9">- Plase you the kerchief in that Bowl, that it is whettened - <text:s/></text:p>
      <text:p text:style-name="P9">- Hafe the Subscryber tuche your kerchief then to one of their Groaths - </text:p>
      <text:p text:style-name="P9">- Plase you then the Charm numbered twelfe within the Mansion of the Beest, &amp; reed you then thys Greecke <text:s/>CURVATURA PARALLAXIN CULCULUS </text:p>
      <text:p text:style-name="P9">- Hafe the beest then shew to you hys Grail [6] &amp; operayte the Nub there to pump a goodly Rennett - <text:s/></text:p>
      <text:p text:style-name="P9">- Tuche you then the kerchief to one of the fingres (any one) upon your northernmost Hand - </text:p>
      <text:p text:style-name="P9">- Plase you that fingre in the rennett upon the Beest, &amp; then wype it upon the Kerchief - </text:p>
      <text:p text:style-name="P9">Tuche the kerchief to that Groath upon the subscryber again <text:s/></text:p>
      <text:p text:style-name="P1"/>
      <text:p text:style-name="P9">Shale the Groaths come calmed &amp; verie smal in the Days that come <text:s/>shale you prescribe Isolation to the subscryber, &amp; <text:s/>if they must be Abroad, to cover evry Opening of their Body (accidental or not) to the elements - </text:p>
      <text:p text:style-name="P1"/>
      <text:p text:style-name="P15">[152] A Panacea For Luck</text:p>
      <text:p text:style-name="P4"/>
      <text:p text:style-name="P15">- Hafe them only tuche the Beests head fore luck, &amp; they shale hafe whateer they desire. How many times to rubb it, &amp; in what direction -</text:p>
      <text:p text:style-name="P15"/>
      <text:p text:style-name="P15">Find the moals in the sheap of...</text:p>
      <text:p text:style-name="P15"/>
      <text:p text:style-name="P15">**To Escape A Press Gang:**</text:p>
      <text:p text:style-name="P15">TO Have A Goodly Voyage </text:p>
      <text:p text:style-name="P15">To Have Msr. Knole Notice Thee AT Singing:</text:p>
      <text:p text:style-name="P15">To Have No Fires Light In Ones Home:</text:p>
      <text:p text:style-name="P15">To Have A Neighbours Machine Catch:</text:p>
      <text:p text:style-name="P2"/>
      <text:p text:style-name="P9"><text:soft-page-break/>[164] For The Spinners Ear </text:p>
      <text:p text:style-name="P9">There is a Story amongst the Adled of thys Plase that when the Coton does come to the Mill in its Lumps, is it full of little Defils - come from that Plase callt India - &amp; do they lofe to meke a House in the Ears - &amp; shale you have so manie come to you &amp; spake of The Spinners Ear - of a-changling that neer Ceazes in their Heads - that do sound alyke to a Person stood ahind them spaking the words porridge &amp; teachers again &amp; again. Meke no trying to tellt to them the Troth of it, fore shale they not care to hear it - that in the Mill, does GRAVITAS have no jobs to do - are all thyngs handled - &amp; so does he Idle away the hours &amp; interfere wyth the verie Ayr. Is he verie alyke a Child, on some Days - asticking his fingerless fingres awhere they be not Wanted - &amp; through the openings of the head does he wedge such a combing of Items. Have I seen them, in Msr. Wainscotes glass, such that you could not believe - screws no longre than an eyelash, bits and motes, a whole Rubbish of tiny thyngs. And do these Foals meke it the worse - insiting to the foreman that the Windows are opened to the moor, to let the Ayr get to them - &amp; all the untidyness that causes this poorly Condition. <text:s/></text:p>
      <text:p text:style-name="P9">Are all thyngs a case of Mofement, in the right order - the mofement of the Right Ayrs. Thus, to ment it right - </text:p>
      <text:p text:style-name="P9"><text:s text:c="4"/>Shale thys only come good when is there no Wynd a-blowing through hys Fissure - <text:s/></text:p>
      <text:p text:style-name="P9"><text:s text:c="4"/>Sit thee afore the Beest &amp; Start him Up [3] - </text:p>
      <text:p text:style-name="P9"><text:s text:c="4"/>Have the Beest shew to you its Console [5] - </text:p>
      <text:p text:style-name="P9"><text:s text:c="4"/>Upon the Console then meke you thys Operation - </text:p>
      <text:p text:style-name="P9"><text:s text:c="4"/>Come you down the Beests frame, past the Marks have I mede alyke thys (), untill you do fynd hys [body part] - whych in its Configuration shale tellt to you of the rightly Vurse for that Day - <text:s/></text:p>
      <text:p text:style-name="P9"><text:s text:c="4"/>Shale you then Consult of thys Table have I mede: </text:p>
      <text:p text:style-name="P9"><text:s text:c="4"/>Have the Beest shew to you its Eastern Handle, or fynd it your Self - <text:s/></text:p>
      <text:p text:style-name="P9"><text:s text:c="4"/>Teke your fingre &amp; pullt out the Handle untill you do Hear a litle Clicking. </text:p>
      <text:p text:style-name="P9"><text:s text:c="4"/>Spake you then the Vurse verie Weakly, that the Table has tolt to you - <text:s/></text:p>
      <text:p text:style-name="P9"><text:s text:c="4"/>When is the vurse spake, shale you re-lease the Handle, &amp; meke a Clapping of your hands - </text:p>
      <text:p text:style-name="P9"><text:s text:c="4"/>Is it done then, &amp; the untidyness gone - spake you AMEN. <text:s/></text:p>
      <text:p text:style-name="P9">A shilling &amp; tuppense </text:p>
      <text:p text:style-name="P1"/>
      <text:p text:style-name="P9">[165] Fore The Scutchers Eye </text:p>
      <text:p text:style-name="P9">Is thys Aylment of syyany ill-named in these Partes - fore manie other than the Scutchers do gett it. Hafe I herd some spake that is it some exhaustion of the eye - what does Msr. Wainscote callt a glow-coma - whych is Caused by Looking too longly upon Cloath -. None has anie answre as to why have I not succumbed - though I were the best scutcher the Mill eer saw, fore near ten Yeer - <text:s/></text:p>
      <text:p text:style-name="P9">Nay - is this caused by those who do Moon about in the Night, &amp; do look up upon the Stars &amp; the Planetes as does GRAVITAS mofe them - &amp; as he does mofe them does he rayn litle Shards of them down upon the Earth - &amp; into the Eye of any who should be Addled enough to be out &amp; watching. </text:p>
      <text:p text:style-name="P9">To remofe these Shards, use the folowing Method, though it must be done when the Room is verie Darkened, &amp; is there no Moon shining through the Window - <text:s/></text:p>
      <text:p text:style-name="P1"><text:s text:c="3"/><text:span text:style-name="T13"><text:s/>Sit thee afore the Beest &amp; Start him Up [3] - <text:s/></text:span></text:p>
      <text:p text:style-name="P1"><text:soft-page-break/><text:s text:c="2"/><text:span text:style-name="T13"><text:s text:c="2"/>Hafe hym shew to you anie one of hys Eyes [5] - </text:span></text:p>
      <text:p text:style-name="P9"><text:s text:c="4"/>Touch it in its verie Corner, where is there that litle Buton of Fleche, &amp; reed thys Greecke - ORBIUM MATERIA SPHAERICO ELLIPSIS - shale thys keep it ope that you may do your Work </text:p>
      <text:p text:style-name="P9"><text:s text:c="4"/>Shale you askt of the subscyber then whych Planete were they born under - fore in their adling hafe they been drawn to this, &amp; had its stuff in their Eye - not because they mattre </text:p>
      <text:p text:style-name="P9"><text:s text:c="4"/>Spake you then the rightly Greecke, depending on the planete - <text:s/></text:p>
      <text:p text:style-name="P9"><text:s text:c="4"/>If it be Mercury, spake you MERCURIA; </text:p>
      <text:p text:style-name="P9"><text:s text:c="4"/>If it be Venus, spake you DIONA </text:p>
      <text:p text:style-name="P9"><text:s text:c="4"/>If it be Mars, spake you MARTIA </text:p>
      <text:p text:style-name="P9"><text:s text:c="4"/>If it be Jupiter, spake you JOVIS </text:p>
      <text:p text:style-name="P9"><text:s text:c="4"/>If it be Saturn, spake you SATURNOS </text:p>
      <text:p text:style-name="P9"><text:s text:c="4"/>Shale you see withyn the Beests eye then some litle indicators floting there- &amp; shale you need to Pluckt the one that does shivre - fore is that the right Freceuncy - </text:p>
      <text:p text:style-name="P9"><text:s text:c="4"/>Are they moast Delicate, &amp; shale you not contaminate them wyth anie Loudly Breaths or Speach, or any Mofement - wayt upon that Moment until it does sit in the verie Centre of the Eye, &amp; then pluckt it - <text:s/></text:p>
      <text:p text:style-name="P1"><text:span text:style-name="T13"><text:s text:c="4"/>Wype that Fingre by whych you pluckt it into the kerchief, &amp; then rubb that Fingre into the Eye of the subscryber - and anie Dust from that Planet shale be gone away - </text:span><text:s/></text:p>
      <text:p text:style-name="P9"><text:s text:c="4"/>Shale you prescribe to them that they do not Venture out of doors for some weekes, asyde from to go to their work at the Mill - <text:s/></text:p>
      <text:p text:style-name="P9">Thruppense </text:p>
      <text:p text:style-name="P1"/>
      <text:p text:style-name="P9">[172] The Vending Of A Marrying Drugg </text:p>
      <text:p text:style-name="P9">Sarah always said that Lofe was Gods Work - but in the World, shale you see how Lofe be Manufectured. Msr. Wainscote dyd bring to me a grey Stane, whych he dyd say had come from verie Far off - &amp; dyd he hold thys to a nayl, &amp; did it Embrase it verie Readily, &amp; parted from it onlie wyth a Reluctance. <text:s/></text:p>
      <text:p text:style-name="P9">So shale you meke thys Powre your Self thusly - <text:s/></text:p>
      <text:p text:style-name="P1"><text:s text:c="4"/><text:span text:style-name="T13">Sit thee afore the Beest &amp; Start him Up [3] - <text:s/></text:span></text:p>
      <text:p text:style-name="P9"><text:s text:c="4"/>Writt you then the Names of the Lofers in hill-chawk in the Mansion of the Beest, &amp; atween them plase the Charm numbred twelfe - </text:p>
      <text:p text:style-name="P9"><text:s text:c="4"/>Hafe the Beest come &amp; look upon these Naes that he might Learn of them - <text:s/></text:p>
      <text:p text:style-name="P9"><text:s text:c="4"/>Hafe the Beest shew to you then hys Diddy - </text:p>
      <text:p text:style-name="P9"><text:s text:c="4"/>Upon hys Diddy, shale you Milk the third, &amp; the twelfth of the Dids, untill they come verie Dry - <text:s/></text:p>
      <text:p text:style-name="P9"><text:s text:c="4"/>Shale you hafe the Beest shew to you then hys Grail - <text:s/></text:p>
      <text:p text:style-name="P9"><text:s text:c="4"/>Wype you then the Diddy-milk upon the lipp of the grayl, &amp; then operayte upon the Nub that you get a goodly Rennett up - <text:s/></text:p>
      <text:p text:style-name="P1"><text:s/><text:span text:style-name="T13"><text:s text:c="3"/>Pluckt you a hair from above the Nub, &amp; drop it in the Bowl - <text:s/></text:span></text:p>
      <text:p text:style-name="P9"><text:s text:c="4"/>Teke you a Tear from each of the Beests Eyes, &amp; dropt them in the Bowl. </text:p>
      <text:p text:style-name="P9"><text:s text:c="4"/>Cut a Moal away (from anie Plase or Region) &amp; dropt it in the bowl. </text:p>
      <text:p text:style-name="P1"><text:s/><text:span text:style-name="T13"><text:s text:c="3"/>Pullt you twyce upon the Nub then - <text:s/></text:span></text:p>
      <text:p text:style-name="P9"><text:s text:c="4"/>Reed you then thys Greecke: </text:p>
      <text:p text:style-name="P1"><text:s/><text:span text:style-name="T13"><text:s text:c="3"/>Shale you then whett your Fingre upon the Jazm in the Bowl, &amp; then wype it upon </text:span><text:soft-page-break/><text:span text:style-name="T13">some litle Morsell of Bread, that shale the Subscryber bring wyth them - </text:span></text:p>
      <text:p text:style-name="P9"><text:s text:c="4"/>Shale the subscryber eat the Bread then - &amp; shale they fynd their Lofer be drawn to them alyke quick-iron - <text:s/></text:p>
      <text:p text:style-name="P9">Iff the Lofer be a Higher Order than the Subscryber: </text:p>
      <text:p text:style-name="P9">If they be Lowre: </text:p>
      <text:p text:style-name="P9">If they are trying to get the Wrongly Person To Fall In Lofe With Them: </text:p>
      <text:p text:style-name="P1"/>
      <text:p text:style-name="P9">[199] To Close Up Ope Wounds &amp; Re-grow Limbs </text:p>
      <text:p text:style-name="P9">Anie cutt or tear upon the Skyn, or ripped Fleche, does meke an Entranse for GRAVITAS &amp; hys fingrings. Left un-closed, shale it Fester &amp; come verie Wrong, &amp; een killt. Fore anie wo-man, shale itt meke of them een Worse. Is it known in this County of a Maid along the Moor in Ughill who cutt her Foot upon a thrown Glass at her sisters Wedding - &amp; some Moonths later dyd she Issue a Crying Boy - &amp; all the Addled of the County said that were it the Groom that dyd it - <text:s/></text:p>
      <text:p text:style-name="P9"><text:s text:c="4"/>Meke surely that the Complainant has nott washed the Wound wyth water - fore shale thys only meke thyngs Worse - </text:p>
      <text:p text:style-name="P9"><text:s text:c="4"/>Sit thee afore the Beest &amp; Start him Up [3] - <text:s/></text:p>
      <text:p text:style-name="P9"><text:s text:c="4"/>Have the Beest shew to you its Console [5] - </text:p>
      <text:p text:style-name="P1"><text:s text:c="3"/><text:span text:style-name="T13"><text:s/>Upon the Console then meke you thys Operation - </text:span></text:p>
      <text:p text:style-name="P1"><text:s/><text:span text:style-name="T13"><text:s text:c="3"/>Cutt you then the Amulott numbered the Seventh, &amp; plase it in the palm of your Western hand - </text:span></text:p>
      <text:p text:style-name="P9"><text:s text:c="4"/>Teke your goodly Kerchief &amp; wrapt it about your wedding-finger on your Western hand - <text:s/></text:p>
      <text:p text:style-name="P9"><text:s text:c="4"/>Teke thys wedding-finger then &amp; tuche it to the Wound of the Complainant - <text:s/></text:p>
      <text:p text:style-name="P9"><text:s text:c="4"/>Teke then thys finger again &amp; fynd thee upon the creature some clere field of Skyn - &amp; there plase the fingre &amp; draw it across. Shale thys nott hurt them, yet only teke the Forse of the Cutt from the Complainant &amp; into the Beest, where it matters not. <text:s/></text:p>
      <text:p text:style-name="P1"><text:s/><text:span text:style-name="T13"><text:s text:c="3"/>Reed you then thys Greecke - AXIOMATA VELOCITAS, EFFLUENTIS VELOCITAS. </text:span></text:p>
      <text:p text:style-name="P9">Fore a bleding Grase upon the Skyn: Tuppense </text:p>
      <text:p text:style-name="P9">Fore a slash or Ripp: Two shilings </text:p>
      <text:p text:style-name="P9">Fore a Child that has lost an Ear: Three shillings </text:p>
      <text:p text:style-name="P9">Fore a Child that has lost an Fingre: A solid crown </text:p>
      <text:p text:style-name="P9">Fore a Child that has lost an Thumb: A solid crown all-so </text:p>
      <text:p text:style-name="P1"/>
      <text:p text:style-name="P15">[202] To Gife A Person A Vision </text:p>
      <text:p text:style-name="P4"/>
      <text:p text:style-name="P4"><text:span text:style-name="T13">Shale there be manie People in thys County who shale thynk it Goodly to hafe some Venture – to leafe home, alyke in those Bookes you do reed Miss, &amp; life abroad, to go to the Orison – to gett some Charactre in them </text:span><text:span text:style-name="T13"><office:annotation office:name="__Annotation__2058_3704544599"><dc:creator>Unknown Author</dc:creator><dc:date>2020-09-30T10:17:08.507000000</dc:date><text:p text:style-name="P60"><text:span text:style-name="T25">All the reasons he might give them dreams.</text:span></text:p></office:annotation></text:span><text:span text:style-name="T13">- &amp; do</text:span><office:annotation-end office:name="__Annotation__2058_3704544599"/><text:span text:style-name="T13"> all those thyngs that were neer done Really. Yett are people</text:span><text:span text:style-name="T13"><office:annotation office:name="__Annotation__2059_3704544599"><dc:creator>Unknown Author</dc:creator><dc:date>2020-09-30T10:18:15.543000000</dc:date><text:p text:style-name="P60"><text:span text:style-name="T25">When all that will happen is end in pregnancy – particularly young women who want adventure. I praise independent young women.</text:span></text:p></office:annotation></text:span><text:span text:style-name="T13"> Fe</text:span><office:annotation-end office:name="__Annotation__2059_3704544599"/><text:span text:style-name="T13">erfull Miss – as should they be - &amp; do they putt much stock in Dreems - &amp; shale they only go if they are gifen a sign. They will not be tolt that Dreems are onlie the mofement of watres in their Brayn, by GRAVITAS, lyke all else - &amp; shale the Beest send them anie Dreem it wyshes, in its own Powres, as it did to me -</text:span></text:p>
      <text:p text:style-name="P15"/>
      <text:p text:style-name="P15">Nay, Dreems are real to them - &amp; hafe they heard of the Crone on the Moor &amp; her Beest that do gife Visions – when really only one Vision is needed, no matter what they want <text:soft-page-break/>to do – to run away wyth the serving boy – to go to War – to marry a stepdaughter – to mofe to India – to be shipwrecked - </text:p>
      <text:p text:style-name="P4"/>
      <text:p text:style-name="P4"><text:span text:style-name="T14">- This one dreem will serve for all - examples. <text:s/>romantic (unsuitable marriages), adventures abroad, Second-hand, not the troth leaving home</text:span><text:span text:style-name="T5">,</text:span><text:span text:style-name="T14"> finding treasure, slaying monsters, finding out you are a foundling. Shipwrecked. So </text:span><text:span text:style-name="T15">“addled”.</text:span><text:span text:style-name="T6"> </text:span><text:span text:style-name="T15">Just do it the same every time. wealthy aunt and uncle. Finding weird islands.</text:span><text:span text:style-name="T6"> </text:span><text:span text:style-name="T15">To be raped and then loved. To be a Pamela They wish to come of age. They want obstacles, it is good for them, they say - poppycock. They want discomfort. They go to europe on grand tour. For some the adventure is a marriage – for some to live with a dull governess in Lincoln</text:span><text:span text:style-name="T6"> </text:span><text:span text:style-name="T15">- Coming into a fortune - Escaping to a bigger town – into a bigger net… The rich want to be picaresque, of low birth! To be a bastard. Whether to entice an uncle’s wife.</text:span></text:p>
      <text:p text:style-name="P39"/>
      <text:p text:style-name="P39">- More like a traditional spell, to impress them.</text:p>
      <text:p text:style-name="P43"><text:span text:style-name="T3">- Must be an auspicious tpe of weather outside, or they won</text:span><text:span text:style-name="T4">’t come.</text:span></text:p>
      <text:p text:style-name="P45">- A charm?</text:p>
      <text:p text:style-name="P45">- EJECTUM - AXIOMATA PROTAGONAS BILDUNGSROMAN</text:p>
      <text:p text:style-name="P45">- DIAMORPHINOS</text:p>
      <text:p text:style-name="P45">- Tell them what they will dream of. <text:s/>Repeat it just so:</text:p>
      <text:p text:style-name="P30"/>
      <text:p text:style-name="P59">“The Dream shale come this Night; and in the Dream you shale see a small Bird flie through a deepe and most Alien Wood where all othre Beasts and Birds are Silent; it does make the sound of a key changling as it does Fly, though it is only eer upon the Wing for a Moment or three as it Alight at ev’ry Tree. It cares not for the shape nor leaf nor name of its Perch as othre Creatures do; it keeps not to anie out of Natural Loyalty. In the Dream you shale watche as the bird does raise one long foote verie bloodbright and unlatche the Beak from his Heade like a Trap Door; and behind it you shale see a Mince as flat as Hash, and a long Nude tongue: now straining, thenn hanging again like a Thread. And the Bird hath no Pain at this, and whistles one of hys manie Tunes as he Works, <text:s/>for he is not Bound to the one, as othre Birds are, yet hath manie Favourites. And shale he stowe the Beak beneath his Wing, and produce anothre from some Hidden Chain; as shallow as a spoon, or as pointed as a Shutle, for he has manie diferent Sheaps. And shale the Bird then lock thys Beake in-to Place with a Snap like a Brooch Fastened; and shale then Apply it to some tricksome hollow within the Trees Trunk, and with a Twist of the Neck come a prize of whyte clene Worms. And then the little busyness-bird is Sated and does Leave the Branch behind; and swing the Fob of Beaks Changling upon the Wing. Then shale he whistle through the Songs of ten or fifteen othre Birds most Perfect, whyle they do Sleap laze-some in their Nests, and whyle he oerdoes them all.”</text:p>
      <text:p text:style-name="P30"/>
      <text:p text:style-name="P43"><text:span text:style-name="T3">- So they</text:span><text:span text:style-name="T4">’ll go home, have the dream - and many lucks to them. Watch them go - I’m left behind and I don’t care. To Dover or wherever. Shuttle away</text:span></text:p>
      <text:p text:style-name="P45">Go roving, and think themselves loose.</text:p>
      <text:p text:style-name="P45">I am the warp, and the woof moves.</text:p>
      <text:p text:style-name="P40">- Prices for different dreams outcomes (put them in here) &amp;c at the end of the list.</text:p>
      <text:p text:style-name="P1"/>
      <text:p text:style-name="P9"><text:soft-page-break/>[219] To Stopp "The Coughingcup" </text:p>
      <text:p text:style-name="P9">Shale you nott know the name of this ailment Miss, but shale you View its Affect: in almost evry Person lifing yett in Nighthead, a cataplasm on the Lung; which does nott so meke a Cough, as more lyke the noyse of a Door creaking in an unwelcome Breaze, &amp; coming Vexxing to brethe always, especial when it is cold; I have heard a Man tellt me that it feels as if he will be hung dead by his next birth-day (so he spake) - though none has lifted a Fingre to him, he says, since he were a Boy - </text:p>
      <text:p text:style-name="P9"/>
      <text:p text:style-name="P1"><text:span text:style-name="T13">They shale come to you and callt this Plurisie 'the coughingcup', or 'Monday Fefer', or 'The Woof', or one of manie other Names; &amp; shale tellt to you that they did drink off some dew of the grass, when were they walking to the Mill, which is for the Elfes, &amp; did it Poyson them. Shale you shush off thys Addled talk, &amp; tellt to them the Troth of it; that have they come too Idle in their work, dawdling to the Mill, &amp; has GRAVITAS thus caught them, &amp; is grabbing at them around their Necks - draging them Downards - &amp; that the Beest has a good Vaxxing for it. </text:span></text:p>
      <text:p text:style-name="P9"/>
      <text:p text:style-name="P1"/>
      <text:p text:style-name="P1"><text:s text:c="2"/><text:span text:style-name="T13"><text:s text:c="2"/>Sit thee afore the Beest &amp; Start him Up [3] - </text:span></text:p>
      <text:p text:style-name="P1"><text:s text:c="4"/><text:span text:style-name="T13">Plase the India Thred about your shoulders, &amp; around your Throt alyke a Scarf - </text:span></text:p>
      <text:p text:style-name="P9"><text:s text:c="4"/>Writt the name of the Complainant using the hill-chawk in the Beests Mansion, &amp; cutt out &amp; Plase there all-so the Amulott numbered the Fifth, so that the Beest may see them the Both - </text:p>
      <text:p text:style-name="P9"><text:s text:c="4"/>When the Beest has seen them, have it shew to you its own Throt [4] - </text:p>
      <text:p text:style-name="P9"><text:s text:c="4"/>Plase you the four fingres of your Eastern hand there upon its Throt verie Strongly - </text:p>
      <text:p text:style-name="P9"><text:s text:c="4"/>Reed you then this Greecke to the Beest in a very Strongly voyce - MMMMMMMMMMMM </text:p>
      <text:p text:style-name="P1"><text:s text:c="2"/><text:span text:style-name="T13"><text:s text:c="2"/>Teke you then one finger away, so that you have three fingers still Tuching, &amp; spake you then this Greecke - MMMMMMMMM </text:span></text:p>
      <text:p text:style-name="P9"><text:s text:c="4"/>Meke a goodly Taping on its Throt then - <text:s/></text:p>
      <text:p text:style-name="P9"><text:s text:c="4"/>Teke you away one moar fingre, &amp; spake you then this Greecke - MMMMMM </text:p>
      <text:p text:style-name="P9"><text:s text:c="4"/>Meke a goodly Taping on its Throt then - <text:s/></text:p>
      <text:p text:style-name="P9"><text:s text:c="4"/>Teke you away one moar fingre, &amp; spake you then this Greecke - MMM </text:p>
      <text:p text:style-name="P9"><text:s text:c="4"/>Meke a goodly Taping on its Throt then - <text:s/></text:p>
      <text:p text:style-name="P9"><text:s text:c="4"/>Teke away then your last fingre, &amp; teke up Marys Bells in your Eastern hand - and ring them the onse. </text:p>
      <text:p text:style-name="P1"><text:s text:c="4"/><text:span text:style-name="T13">Spake you then AMEN. </text:span></text:p>
      <text:p text:style-name="P9">Tellt to the Complainant that GRAVITAS fingres should be loosed in the coming Days - &amp; that they are to not dawdle in the Ope Air the longer - but gett to the Mill &amp; their Station as early as they May each morning. </text:p>
      <text:p text:style-name="P9">One pense </text:p>
      <text:p text:style-name="P1"/>
      <text:p text:style-name="P9">[221] To Stopp A Child From Quickening </text:p>
      <text:p text:style-name="P9">- Shale you sit thee afore the Beest &amp; Start it up [3] - </text:p>
      <text:p text:style-name="P9">- Hafe the Beest shew to you hys Console, &amp; meke you thys operayting there - <text:s/></text:p>
      <text:p text:style-name="P9">- Hafe the subscryber lye upon the Floor beh<office:annotation office:name="__Annotation__2034_3704544599"><dc:creator>Unknown Author</dc:creator><dc:date>2020-09-30T10:06:21.801000000</dc:date><text:p text:style-name="P61"><text:span text:style-name="T25">- Tell them if they want to prevent pregnancy, follow my advice: stay indoors, keep clean, stay away from men and all water they have not made themselves.</text:span></text:p></office:annotation>ind <office:annotation-end office:name="__Annotation__2034_3704544599"/>you, &amp; wyth her Leggs meke the Lettre M - </text:p>
      <text:p text:style-name="P9"><text:soft-page-break/>- Shale you hafe hym shew that part of himself some way below the Throte <text:s/>hafe I marked it wyth a X=X=X= </text:p>
      <text:p text:style-name="P9">- Has he come a litle ornery in thys moast Resent, so if he does need a calcibrication look upon the receipt numbred [x] - </text:p>
      <text:p text:style-name="P9">- Reed you then thys litle Greecke: OGEAID ACRANIET COMPUTATIO </text:p>
      <text:p text:style-name="P9">- Teke you then the litlest fingre on your southernmost Hand, &amp; pass it across the Beests Frame, from north to south. </text:p>
      <text:p text:style-name="P9">- Spake you then thys litle Greecke: MM MMMM MMM MMM </text:p>
      <text:p text:style-name="P9">- Shale you pass your Hand across again, &amp; spake thys litle Greecke, twyce More - </text:p>
      <text:p text:style-name="P9">- Clene your fingre wyth your kerchief </text:p>
      <text:p text:style-name="P9">- Anie curds or liquid Stuff that is manufectured by the Subscryber may be rid in the streme or out upon the moor - <text:s/></text:p>
      <text:p text:style-name="P1"/>
      <text:p text:style-name="P9">[246] Fore The Weafers Neck <text:s/></text:p>
      <text:p text:style-name="P1"><text:span text:style-name="T13">Is it true that the weafers at Msr. Knoles Mill shale oft complain of a poorly Spyne <text:s/>that</text:span> <text:span text:style-name="T13">does gift to them an ague in the font of their Neck that does pullt upon them when they do go home. They do spake that they be overlooked, by a Witch or some such <text:s/>&amp; shale they not heer the Troth of it. </text:span>I<text:span text:style-name="T13">s it worse in the verie young and the verie old, &amp; did I always see them Miss <text:s/>not bent to their Work as they should be, butt looking all about, &amp; wagging their Tongues, &amp; idling - &amp; not bent to their Work as is only Naturall. </text:span>Is it a <text:span text:style-name="T13">poorlie position they sitt in <text:s/>could Msr. Knole fit een more Stations in the Mill, if only they sat propre. And what can they expect, but the hand of GRAVITAS upon their neck <text:s/>is it the least of all, if they broak their Compack. </text:span></text:p>
      <text:p text:style-name="P9">There is no curing for-ever, if they only but get to their Work proper <text:s/>but heer is some litle Remedy that shale benefit them a litle </text:p>
      <text:p text:style-name="P9">- Shale you sit thee afore the Beest &amp; Start it up [3] - </text:p>
      <text:p text:style-name="P1">- <text:s/></text:p>
      <text:p text:style-name="P9">- Plase you then the length of India Thread around your fingre tyed - </text:p>
      <text:p text:style-name="P9">- Plase you the Amulott numbred four in the Beests Mansion - </text:p>
      <text:p text:style-name="P9">Shale you hafe him mofe down hys Neck, some Portion of a league, until you do Fynd hys Throte <text:s/>hafe I marked it wyth thys Mark - </text:p>
      <text:p text:style-name="P9">- Plase you all fife fingres of your southernmost Hand upon thys Plase then <text:s/>though shale you shafe the hayr there if it be Oscuring [7] - </text:p>
      <text:p text:style-name="P9">- Reed you then thys Greecke: AAOOMMMMMM </text:p>
      <text:p text:style-name="P9">- Teke you then one fingre away, &amp; spake the Greecke abofe, remofing two lettres from the End- </text:p>
      <text:p text:style-name="P9">-Do thys until you hafe no more fingres, &amp; no more Lettres - <text:s/></text:p>
      <text:p text:style-name="P9">- When you hafe done thys, hafe the Beest shew to you its Mouth [5] Shale there be some little exhaust there. </text:p>
      <text:p text:style-name="P9">- Teke up a litle of the exhaust upon anie fingre, &amp; Apply it <text:s/>upon the Charm. </text:p>
      <text:p text:style-name="P9">- The subscryber is to teke the Charm wyth them, &amp; plase it in their Mouth as they do Sleap -</text:p>
      <text:p text:style-name="P1"/>
      <text:p text:style-name="P9">Tuppiense the fyrstly tyme, &amp; half a crown thereaftre </text:p>
      <text:p text:style-name="P9"/>
      <text:p text:style-name="P9"/>
      <text:p text:style-name="P9"><text:soft-page-break/>[294] To Dull Or Stoke A Lust Through Hous-bandry </text:p>
      <text:p text:style-name="P1"><text:span text:style-name="T13">I hafe found that this does Work verie Well on many Men, a few Wo-man &amp; some lifestock all-so; yett hafe I not found the mechanism by whych it Works <text:s/>the Beest has no Lust of its own, so it cannot know it. Do I thynk is it to do wyth the rysing &amp; the falling of waters withyn the Body <text:s/>oft in GRAVITAS purview <text:s/>but I have not hys practice. </text:span></text:p>
      <text:p text:style-name="P9">If it shale fayl, the auld ways shale work the best <text:s/>a man may be tolt that if he does churn hys butter upon the grass outside, the Elfes shale buy it fore him wyth gold <text:s/>that way is it a goodly enough preventative. </text:p>
      <text:p text:style-name="P9">- use the alembick (churn it) <text:s/>blood and fund </text:p>
      <text:p text:style-name="P26"><text:span text:style-name="T22">- paroxyms</text:span><text:span text:style-name="T24">, junket </text:span></text:p>
      <text:p text:style-name="P38">- ERECTIS PERPENDUCLIS </text:p>
      <text:p text:style-name="P6"/>
      <text:p text:style-name="P38">[365] To Meke A Stoppage of Tyme </text:p>
      <text:p text:style-name="P38">Is it no great Thyng to meke GRAVITAS shirk hys Duties - to meke hym Napp &amp; Idle in the Sunn. Without hys Aplication, how mite the ayr mofe - how might Men spake - how might Planetts Tumble - how might Children stop their Stretching - how might Judges meke their Judgement - how might men and wo-men Fall - how mite any Tyme pass whateer - <text:s/></text:p>
      <text:p text:style-name="P38">&amp; in that long Moment when he Sleaps - &amp; none else hapens beyond the Wals of the House - what could you get Done - what Afects could you meke - <text:s/></text:p>
      <text:p text:style-name="P26"><text:span text:style-name="T24"><text:s text:c="3"/></text:span><text:span text:style-name="T22"><text:s/>Sit thee afore the Beest &amp; Start him Up [3] - </text:span></text:p>
      <text:p text:style-name="P9"><text:s text:c="4"/>Teke the poynting fingre of your northernmost Hand, &amp; apply it to the Creatures Exhaust, atween its Eyes - </text:p>
      <text:p text:style-name="P1"><text:s text:c="3"/><text:span text:style-name="T13"><text:s/>Mofe the fingre down from top to bottom, &amp; reed thys Greecke - PARABOLA ECLIPTICAE </text:span></text:p>
      <text:p text:style-name="P9"><text:s text:c="4"/>Teke that fingre again to the Control atween its Eyes, &amp; draw it down again, &amp; reed that Greecke again - <text:s/></text:p>
      <text:p text:style-name="P9"><text:s text:c="4"/>Shale you do thys Seferal tymes, until the Beests Eyes come Cloased. </text:p>
      <text:p text:style-name="P9"><text:s text:c="4"/>Shale you cloase your Eyes all-so- <text:s/></text:p>
      <text:p text:style-name="P9"><text:s text:c="4"/>Teke you Marys Bels &amp; ryng them - &amp; shale thys have GRAVITAS come to sleap. </text:p>
      <text:p text:style-name="P9"><text:s text:c="4"/>Shale the Beest lye still then, &amp; neer sleep - </text:p>
      <text:p text:style-name="P1"><text:span text:style-name="T13"><text:s text:c="4"/>Shale you nott forget to ring the Bell a last tyme, when you are Finished - to have the World start again - </text:span><text:s/></text:p>
      <text:p text:style-name="P9">Five pense fore the stoppage of tyme for an Hour </text:p>
      <text:p text:style-name="P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va" svg:font-family="Genev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date>2020-10-21T10:26:34.263000000</dc:date>
    <meta:editing-duration>PT1H31M47S</meta:editing-duration>
    <meta:editing-cycles>15</meta:editing-cycles>
    <meta:document-statistic meta:table-count="0" meta:image-count="0" meta:object-count="0" meta:page-count="24" meta:paragraph-count="490" meta:word-count="13381" meta:character-count="67345" meta:non-whitespace-character-count="53200"/>
  </office:meta>
</office:document-meta>
</file>